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C00000021C711DDF77ECB02AFD.png" manifest:media-type="image/png"/>
  <manifest:file-entry manifest:full-path="Pictures/1000020100000520000000CA2EBA8A830B3ACC92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PT Astra Sans2" svg:font-family="'PT Astra Sans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7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4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32cm" fo:min-width="1.102cm" fo:padding-top="0.381cm" fo:padding-bottom="0.381cm" fo:padding-left="0.381cm" fo:padding-right="0.381cm" fo:wrap-option="wrap"/>
    </style:style>
    <style:style style:name="gr5" style:family="graphic" style:parent-style-name="Default_5f_2">
      <style:graphic-properties draw:stroke="solid" svg:stroke-width="0.071cm" svg:stroke-color="#ffffff" svg:stroke-opacity="100%" draw:fill="solid" draw:fill-color="#e0873f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6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32cm" fo:min-width="1.165cm" fo:padding-top="0.381cm" fo:padding-bottom="0.381cm" fo:padding-left="0.381cm" fo:padding-right="0.381cm" fo:wrap-option="wrap"/>
    </style:style>
    <style:style style:name="gr7" style:family="graphic" style:parent-style-name="Default_5f_2">
      <style:graphic-properties draw:stroke="solid" svg:stroke-width="0.071cm" svg:stroke-color="#ffffff" svg:stroke-opacity="100%" draw:fill="solid" draw:fill-color="#e79150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8" style:family="graphic" style:parent-style-name="Default_5f_2">
      <style:graphic-properties draw:stroke="solid" svg:stroke-width="0.071cm" svg:stroke-color="#ffffff" svg:stroke-opacity="100%" draw:fill="solid" draw:fill-color="#ed9b62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9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0" style:family="graphic" style:parent-style-name="Default_5f_2">
      <style:graphic-properties draw:stroke="solid" svg:stroke-width="0.071cm" svg:stroke-color="#ffffff" svg:stroke-opacity="100%" draw:fill="solid" draw:fill-color="#f6b189" draw:opacity="100%" draw:textarea-horizontal-align="center" draw:textarea-vertical-align="middle" draw:auto-grow-height="false" draw:auto-grow-width="false" fo:min-height="0.408cm" fo:min-width="0cm" fo:padding-top="0.874cm" fo:padding-bottom="0.874cm" fo:padding-left="0.79cm" fo:padding-right="0.79cm" fo:wrap-option="wrap"/>
    </style:style>
    <style:style style:name="gr11" style:family="graphic" style:parent-style-name="Default_5f_2">
      <style:graphic-properties draw:stroke="solid" svg:stroke-width="0.071cm" svg:stroke-color="#ffffff" svg:stroke-opacity="100%" draw:fill="solid" draw:fill-color="#f9be9e" draw:opacity="100%" draw:textarea-horizontal-align="center" draw:textarea-vertical-align="middle" draw:auto-grow-height="false" draw:auto-grow-width="false" fo:min-height="0.852cm" fo:min-width="0.369cm" fo:padding-top="0.652cm" fo:padding-bottom="0.652cm" fo:padding-left="0.567cm" fo:padding-right="0.567cm" fo:wrap-option="wrap"/>
    </style:style>
    <style:style style:name="gr12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501cm" fo:min-width="0cm" fo:padding-top="0.874cm" fo:padding-bottom="0.874cm" fo:padding-left="0.79cm" fo:padding-right="0.79cm" fo:wrap-option="wrap"/>
    </style:style>
    <style:style style:name="gr13" style:family="graphic" style:parent-style-name="Default_5f_2">
      <style:graphic-properties draw:stroke="none" draw:fill="none" draw:textarea-horizontal-align="left" draw:textarea-vertical-align="middle" draw:auto-grow-height="false" draw:auto-grow-width="false" fo:min-height="0.588cm" fo:min-width="1.157cm" fo:padding-top="0.381cm" fo:padding-bottom="0.381cm" fo:padding-left="0.381cm" fo:padding-right="0.381cm" fo:wrap-option="wrap"/>
    </style:style>
    <style:style style:name="gr14" style:family="graphic" style:parent-style-name="Default_5f_2">
      <style:graphic-properties draw:stroke="solid" svg:stroke-width="0.071cm" svg:stroke-color="#ffffff" svg:stroke-opacity="100%" draw:fill="solid" draw:fill-color="#9bbb59" draw:opacity="100%" draw:textarea-horizontal-align="center" draw:textarea-vertical-align="middle" draw:auto-grow-height="false" draw:auto-grow-width="false" fo:min-height="0.945cm" fo:min-width="0.362cm" fo:padding-top="0.652cm" fo:padding-bottom="0.652cm" fo:padding-left="0.567cm" fo:padding-right="0.567cm" fo:wrap-option="wrap"/>
    </style:style>
    <style:style style:name="gr15" style:family="graphic" style:parent-style-name="Default_5f_2">
      <style:graphic-properties draw:stroke="none" draw:fill="none" draw:textarea-horizontal-align="right" draw:textarea-vertical-align="middle" draw:auto-grow-height="false" draw:auto-grow-width="false" fo:min-height="0.587cm" fo:min-width="1.094cm" fo:padding-top="0.381cm" fo:padding-bottom="0.381cm" fo:padding-left="0.381cm" fo:padding-right="0.381cm" fo:wrap-option="wrap"/>
    </style:style>
    <style:style style:name="gr16" style:family="graphic" style:parent-style-name="Default_5f_2">
      <style:graphic-properties draw:stroke="solid" svg:stroke-width="0.071cm" svg:stroke-color="#ffffff" svg:stroke-opacity="100%" draw:fill="solid" draw:fill-color="#00cc33" draw:opacity="100%" draw:textarea-horizontal-align="center" draw:textarea-vertical-align="middle" draw:auto-grow-height="false" draw:auto-grow-width="false" fo:min-height="0.407cm" fo:min-width="0cm" fo:padding-top="0.874cm" fo:padding-bottom="0.874cm" fo:padding-left="0.79cm" fo:padding-right="0.79cm" fo:wrap-option="wrap"/>
    </style:style>
    <style:style style:name="gr17" style:family="graphic" style:parent-style-name="Default_5f_2">
      <style:graphic-properties draw:stroke="solid" svg:stroke-width="0.071cm" svg:stroke-color="#ffffff" svg:stroke-opacity="100%" draw:fill="solid" draw:fill-color="#f2a675" draw:opacity="100%" draw:textarea-horizontal-align="center" draw:textarea-vertical-align="middle" draw:auto-grow-height="false" draw:auto-grow-width="false" fo:min-height="0.851cm" fo:min-width="0.369cm" fo:padding-top="0.652cm" fo:padding-bottom="0.652cm" fo:padding-left="0.567cm" fo:padding-right="0.567cm" fo:wrap-option="wrap"/>
    </style:style>
    <style:style style:name="gr1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801cm"/>
    </style:style>
    <style:style style:name="gr19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1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331cm" fo:min-width="0.002cm"/>
    </style:style>
    <style:style style:name="gr2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561cm" fo:min-width="0.002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18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5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18cm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025cm"/>
    </style:style>
    <style:style style:name="gr27" style:family="graphic" style:parent-style-name="Default_5f_2">
      <style:graphic-properties draw:stroke="none" svg:stroke-color="#000000" draw:fill="none" draw:fill-color="#ffffff" draw:auto-grow-height="true" draw:auto-grow-width="false" fo:max-height="0cm" fo:min-height="2.99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02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31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901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outline1">
      <style:graphic-properties draw:stroke="none" draw:fill="none" fo:min-height="10.401cm"/>
    </style:style>
    <style:style style:name="pr5" style:family="presentation" style:parent-style-name="Clean-outline1">
      <style:graphic-properties fo:min-height="10.75cm"/>
    </style:style>
    <style:style style:name="pr6" style:family="presentation" style:parent-style-name="Clean-outline1">
      <style:graphic-properties fo:min-height="4.996cm"/>
    </style:style>
    <style:style style:name="pr7" style:family="presentation" style:parent-style-name="Clean-title">
      <style:graphic-properties draw:stroke="none" draw:fill="none" fo:min-height="1.619cm"/>
    </style:style>
    <style:style style:name="pr8" style:family="presentation" style:parent-style-name="Clean_5f_-title">
      <style:graphic-properties draw:auto-grow-height="true" fo:min-height="3.896cm"/>
    </style:style>
    <style:style style:name="pr9" style:family="presentation" style:parent-style-name="Clean_5f_-notes">
      <style:graphic-properties draw:fill-color="#ffffff" fo:min-height="12.572cm"/>
    </style:style>
    <style:style style:name="pr10" style:family="presentation" style:parent-style-name="Clean-outline1" style:list-style-name="L5">
      <style:graphic-properties draw:textarea-vertical-align="middle" fo:min-height="10.75cm"/>
    </style:style>
    <style:style style:name="pr11" style:family="presentation" style:parent-style-name="Clean-title">
      <style:graphic-properties fo:min-height="3.506cm"/>
    </style:style>
    <style:style style:name="pr12" style:family="presentation" style:parent-style-name="Clean-outline1">
      <style:graphic-properties draw:textarea-vertical-align="middle" fo:min-height="4.996cm"/>
    </style:style>
    <style:style style:name="pr13" style:family="presentation" style:parent-style-name="Clean-title">
      <style:graphic-properties fo:min-height="3.463cm"/>
    </style:style>
    <style:style style:name="pr14" style:family="presentation" style:parent-style-name="Clean_5f_-title">
      <style:graphic-properties fo:min-height="3.506cm"/>
    </style:style>
    <style:style style:name="pr15" style:family="presentation" style:parent-style-name="Clean_5f_-outline1">
      <style:graphic-properties draw:textarea-vertical-align="middle" fo:min-height="10.75cm"/>
    </style:style>
    <style:style style:name="pr16" style:family="presentation" style:parent-style-name="Clean_5f_-outline1">
      <style:graphic-properties fo:min-height="10.75cm"/>
    </style:style>
    <style:style style:name="pr17" style:family="presentation" style:parent-style-name="Clean_5f_-outline1">
      <style:graphic-properties fo:min-height="4.996cm"/>
    </style:style>
    <style:style style:name="co1" style:family="table-column">
      <style:table-column-properties style:column-width="8.56cm" style:use-optimal-column-width="false"/>
    </style:style>
    <style:style style:name="co2" style:family="table-column">
      <style:table-column-properties style:column-width="8.562cm" style:use-optimal-column-width="false"/>
    </style:style>
    <style:style style:name="co3" style:family="table-column">
      <style:table-column-properties style:column-width="21.59cm" style:use-optimal-column-width="false"/>
    </style:style>
    <style:style style:name="ro1" style:family="table-row">
      <style:table-row-properties style:row-height="0.987cm"/>
    </style:style>
    <style:style style:name="ro2" style:family="table-row">
      <style:table-row-properties style:row-height="0.886cm"/>
    </style:style>
    <style:style style:name="ro3" style:family="table-row">
      <style:table-row-properties style:row-height="1.194cm"/>
    </style:style>
    <style:style style:name="ro4" style:family="table-row">
      <style:table-row-properties style:row-height="1.393cm"/>
    </style:style>
    <style:style style:name="ro5" style:family="table-row">
      <style:table-row-properties style:row-height="0.888cm"/>
    </style:style>
    <style:style style:name="ro6" style:family="table-row">
      <style:table-row-properties style:row-height="0.985cm"/>
    </style:style>
    <style:style style:name="ro7" style:family="table-row">
      <style:table-row-properties style:row-height="0.913cm"/>
    </style:style>
    <style:style style:name="ro8" style:family="table-row">
      <style:table-row-properties style:row-height="1.191cm"/>
    </style:style>
    <style:style style:name="ro9" style:family="table-row">
      <style:table-row-properties style:row-height="1.389cm"/>
    </style:style>
    <style:style style:name="ce1" style:family="table-cell">
      <style:paragraph-properties style:text-autospace="none" style:line-break="normal" style:writing-mode="page"/>
      <style:text-properties style:font-name="PT Astra Sans1" fo:font-size="18pt" fo:font-weight="bold" style:font-size-asian="18pt" style:font-weight-asian="bold" style:font-size-complex="18pt" style:font-weight-complex="bold" fo:hyphenate="false"/>
    </style:style>
    <style:style style:name="ce2" style:family="table-cell">
      <style:text-properties style:font-name="PT Astra Sans1" fo:font-size="18pt" style:font-size-asian="18pt" style:font-size-complex="18pt"/>
    </style:style>
    <style:style style:name="ce3" style:family="table-cell">
      <style:text-properties style:font-name="PT Astra Sans1" fo:font-size="14pt" style:font-size-asian="18pt" style:font-size-complex="18pt"/>
    </style:style>
    <style:style style:name="ce4" style:family="table-cell">
      <style:text-properties style:font-name="MonospaceTypewriter" fo:font-size="10pt" style:font-size-asian="10pt" style:font-size-complex="10pt"/>
    </style:style>
    <style:style style:name="ce5" style:family="table-cell">
      <style:text-properties style:font-name="Hack" fo:font-size="16pt" style:font-size-asian="16pt" style:font-size-complex="16pt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paragraph-properties fo:margin-left="0cm" fo:margin-right="0cm" fo:text-indent="0cm"/>
      <style:text-properties style:font-name="Liberation Sans1" fo:font-size="22pt" style:font-size-asian="22pt" style:font-size-complex="22pt"/>
    </style:style>
    <style:style style:name="P6" style:family="paragraph">
      <style:paragraph-properties fo:line-height="150%" style:writing-mode="lr-tb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fo:line-height="150%" style:writing-mode="lr-tb"/>
      <style:text-properties fo:font-size="22pt" style:font-size-asian="22pt" style:font-size-complex="22pt"/>
    </style:style>
    <style:style style:name="P8" style:family="paragraph">
      <style:paragraph-properties fo:line-height="115%"/>
      <style:text-properties style:font-name="Hack"/>
    </style:style>
    <style:style style:name="P9" style:family="paragraph">
      <loext:graphic-properties draw:fill="none"/>
      <style:paragraph-properties fo:line-height="115%"/>
      <style:text-properties style:font-name="Hack"/>
    </style:style>
    <style:style style:name="P10" style:family="paragraph">
      <style:paragraph-properties fo:line-height="115%"/>
      <style:text-properties style:font-name="Hack" fo:font-size="16pt" style:font-size-asian="16pt" style:font-size-complex="16pt"/>
    </style:style>
    <style:style style:name="P11" style:family="paragraph">
      <loext:graphic-properties draw:fill="none" draw:fill-color="#ffffff"/>
    </style:style>
    <style:style style:name="P12" style:family="paragraph">
      <style:text-properties style:font-name="PT Astra Sans"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end" style:writing-mode="lr-tb" style:font-independent-line-spacing="true"/>
    </style:style>
    <style:style style:name="P15" style:family="paragraph">
      <loext:graphic-properties draw:fill="solid" draw:fill-color="#e0873f" draw:opacity="100%"/>
      <style:paragraph-properties style:writing-mode="lr-tb" style:font-independent-line-spacing="true"/>
    </style:style>
    <style:style style:name="P16" style:family="paragraph">
      <loext:graphic-properties draw:fill="solid" draw:fill-color="#e79150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7" style:family="paragraph">
      <loext:graphic-properties draw:fill="solid" draw:fill-color="#ed9b62" draw:opacity="100%"/>
      <style:paragraph-properties style:writing-mode="lr-tb" style:font-independent-line-spacing="true"/>
    </style:style>
    <style:style style:name="P18" style:family="paragraph">
      <loext:graphic-properties draw:fill="solid" draw:fill-color="#f2a675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19" style:family="paragraph">
      <loext:graphic-properties draw:fill="solid" draw:fill-color="#f6b189" draw:opacity="100%"/>
      <style:paragraph-properties style:writing-mode="lr-tb" style:font-independent-line-spacing="true"/>
    </style:style>
    <style:style style:name="P20" style:family="paragraph">
      <loext:graphic-properties draw:fill="solid" draw:fill-color="#f9be9e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21" style:family="paragraph">
      <loext:graphic-properties draw:fill="solid" draw:fill-color="#9bbb59" draw:opacity="100%"/>
      <style:paragraph-properties style:writing-mode="lr-tb" style:font-independent-line-spacing="true"/>
    </style:style>
    <style:style style:name="P22" style:family="paragraph">
      <loext:graphic-properties draw:fill="none"/>
      <style:paragraph-properties style:writing-mode="lr-tb" style:font-independent-line-spacing="true"/>
    </style:style>
    <style:style style:name="P23" style:family="paragraph">
      <loext:graphic-properties draw:fill="solid" draw:fill-color="#9bbb59" draw:opacity="100%"/>
      <style:paragraph-properties fo:margin-left="0.794cm" fo:margin-right="0cm" fo:margin-top="0cm" fo:margin-bottom="0.212cm" fo:line-height="90%" fo:text-align="center" fo:text-indent="-0.794cm" style:punctuation-wrap="hanging" style:writing-mode="lr-tb" style:font-independent-line-spacing="true">
        <style:tab-stops/>
      </style:paragraph-properties>
    </style:style>
    <style:style style:name="P24" style:family="paragraph">
      <loext:graphic-properties draw:fill="solid" draw:fill-color="#00cc33" draw:opacity="100%"/>
      <style:paragraph-properties style:writing-mode="lr-tb" style:font-independent-line-spacing="true"/>
    </style:style>
    <style:style style:name="P25" style:family="paragraph">
      <loext:graphic-properties draw:fill="none" draw:fill-color="#ffffff"/>
      <style:text-properties style:font-name="PT Astra Sans1" fo:font-size="18pt"/>
    </style:style>
    <style:style style:name="P26" style:family="paragraph">
      <loext:graphic-properties draw:fill="none" draw:fill-color="#ffffff"/>
      <style:text-properties style:font-name="PT Astra Sans" fo:font-size="18pt"/>
    </style:style>
    <style:style style:name="P27" style:family="paragraph">
      <style:paragraph-properties style:text-autospace="none" style:line-break="normal" style:writing-mode="page"/>
      <style:text-properties fo:hyphenate="false"/>
    </style:style>
    <style:style style:name="P28" style:family="paragraph">
      <loext:graphic-properties draw:fill="none" draw:fill-color="#ffffff"/>
      <style:text-properties fo:font-size="13pt" style:font-size-asian="13pt" style:font-size-complex="13pt"/>
    </style:style>
    <style:style style:name="P29" style:family="paragraph">
      <style:text-properties style:font-name="Hack" fo:font-size="16pt" style:font-size-asian="16pt" style:font-size-complex="16pt"/>
    </style:style>
    <style:style style:name="P30" style:family="paragraph">
      <style:text-properties style:font-name="Liberation Sans Narrow"/>
    </style:style>
    <style:style style:name="P31" style:family="paragraph">
      <style:paragraph-properties fo:margin-left="0cm" fo:margin-right="0cm" fo:margin-top="0.4cm" fo:margin-bottom="0.4cm" fo:text-indent="0cm"/>
    </style:style>
    <style:style style:name="P32" style:family="paragraph">
      <style:paragraph-properties fo:margin-top="0cm" fo:margin-bottom="0cm"/>
      <style:text-properties style:font-name="PT Astra Sans1" fo:font-size="18pt"/>
    </style:style>
    <style:style style:name="P33" style:family="paragraph">
      <style:paragraph-properties fo:margin-left="2.491cm" fo:margin-right="0cm" fo:text-indent="0cm"/>
      <style:text-properties style:font-name="Hack" fo:font-size="16pt" style:font-size-asian="16pt" style:font-size-complex="16pt"/>
    </style:style>
    <style:style style:name="P34" style:family="paragraph">
      <style:paragraph-properties fo:margin-left="1.245cm" fo:margin-right="0cm" fo:text-indent="0cm"/>
      <style:text-properties style:font-name="Hack" fo:font-size="16pt" style:font-size-asian="16pt" style:font-size-complex="16pt"/>
    </style:style>
    <style:style style:name="P35" style:family="paragraph">
      <loext:graphic-properties draw:fill="none" draw:fill-color="#ffffff"/>
      <style:text-properties fo:font-size="19.5pt"/>
    </style:style>
    <style:style style:name="P36" style:family="paragraph">
      <loext:graphic-properties draw:fill="none" draw:fill-color="#ffffff"/>
      <style:text-properties style:font-name="MonospaceTypewriter" fo:font-size="13pt" style:font-size-asian="12pt" style:font-size-complex="12pt"/>
    </style:style>
    <style:style style:name="P37" style:family="paragraph">
      <style:paragraph-properties fo:margin-left="1.245cm" fo:margin-right="0cm" fo:text-indent="0cm"/>
      <style:text-properties style:font-name="Hack"/>
    </style:style>
    <style:style style:name="P38" style:family="paragraph">
      <style:paragraph-properties fo:margin-left="1.245cm" fo:margin-right="0cm" fo:text-indent="0cm" style:text-autospace="none"/>
      <style:text-properties style:font-name="Hack"/>
    </style:style>
    <style:style style:name="P39" style:family="paragraph">
      <style:text-properties style:font-name="Hack"/>
    </style:style>
    <style:style style:name="P40" style:family="paragraph">
      <style:text-properties style:font-name="Hack" fo:font-size="22pt" style:font-size-asian="22pt" style:font-size-complex="22pt"/>
    </style:style>
    <style:style style:name="P41" style:family="paragraph">
      <style:paragraph-properties fo:text-align="justify"/>
    </style:style>
    <style:style style:name="P42" style:family="paragraph">
      <style:text-properties style:font-name="MonospaceTypewriter"/>
    </style:style>
    <style:style style:name="P43" style:family="paragraph">
      <loext:graphic-properties draw:fill-color="#ffffff"/>
      <style:text-properties fo:font-size="24.7999992370605pt"/>
    </style:style>
    <style:style style:name="P44" style:family="paragraph">
      <style:text-properties style:font-name="MonospaceTypewriter" fo:font-weight="bold" style:font-weight-asian="bold" style:font-weight-complex="bold"/>
    </style:style>
    <style:style style:name="P45" style:family="paragraph">
      <style:paragraph-properties fo:margin-left="1.245cm" fo:margin-right="0cm" fo:text-indent="0cm"/>
    </style:style>
    <style:style style:name="P46" style:family="paragraph">
      <style:paragraph-properties fo:margin-left="1.245cm" fo:margin-right="0cm" fo:text-indent="0cm"/>
      <style:text-properties style:font-name="Lucida Console" fo:font-size="12pt" style:font-size-asian="12pt" style:font-size-complex="12pt"/>
    </style:style>
    <style:style style:name="P47" style:family="paragraph">
      <loext:graphic-properties draw:fill="none" draw:fill-color="#ffffff"/>
      <style:text-properties fo:font-size="14.1000003814697pt" style:font-size-asian="13pt" style:font-size-complex="13pt"/>
    </style:style>
    <style:style style:name="P48" style:family="paragraph">
      <style:paragraph-properties fo:text-align="start"/>
    </style:style>
    <style:style style:name="P49" style:family="paragraph">
      <loext:graphic-properties draw:fill="none" draw:fill-color="#ffffff"/>
      <style:text-properties style:font-name="PT Astra Sans1" fo:font-size="19.5pt"/>
    </style:style>
    <style:style style:name="P50" style:family="paragraph">
      <style:paragraph-properties fo:margin-left="1.245cm" fo:margin-right="0cm" fo:text-indent="0cm"/>
      <style:text-properties style:font-name="Hack" fo:font-size="12pt" style:font-size-asian="12pt" style:font-size-complex="12pt"/>
    </style:style>
    <style:style style:name="P51" style:family="paragraph">
      <style:paragraph-properties fo:margin-left="2.491cm" fo:margin-right="0cm" fo:text-indent="0cm"/>
      <style:text-properties style:font-name="Hack"/>
    </style:style>
    <style:style style:name="P52" style:family="paragraph">
      <style:paragraph-properties fo:margin-left="2.491cm" fo:margin-right="0cm" fo:text-indent="0cm"/>
      <style:text-properties style:font-name="Hack" fo:font-size="13pt" style:font-size-asian="13pt" style:font-size-complex="13pt"/>
    </style:style>
    <style:style style:name="P53" style:family="paragraph">
      <style:paragraph-properties fo:margin-left="1.245cm" fo:margin-right="0cm" fo:margin-top="0cm" fo:margin-bottom="0.461cm" fo:text-align="start" fo:text-indent="0cm"/>
      <style:text-properties style:font-name="Hack"/>
    </style:style>
    <style:style style:name="P54" style:family="paragraph">
      <style:paragraph-properties fo:margin-left="1.245cm" fo:margin-right="0cm" fo:text-align="start" fo:text-indent="0cm"/>
      <style:text-properties style:font-name="Hack" fo:font-size="12pt" style:font-size-asian="12pt" style:font-size-complex="12pt"/>
    </style:style>
    <style:style style:name="P55" style:family="paragraph">
      <style:text-properties style:use-window-font-color="true" style:font-name="Liberation Sans Narrow" fo:font-weight="bold" style:font-weight-asian="bold" style:font-weight-complex="bold"/>
    </style:style>
    <style:style style:name="P56" style:family="paragraph">
      <style:text-properties style:font-name="PT Astra Sans1"/>
    </style:style>
    <style:style style:name="P57" style:family="paragraph">
      <style:text-properties style:font-name="PT Astra Sans1" fo:font-size="24pt"/>
    </style:style>
    <style:style style:name="P58" style:family="paragraph">
      <loext:graphic-properties draw:fill="none" draw:fill-color="#ffffff"/>
      <style:text-properties fo:color="#336699" style:font-name="PT Astra Sans1" fo:font-size="21.7000007629395pt" style:font-size-asian="20pt" style:font-size-complex="20pt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Liberation Sans1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font-name="Hack" fo:font-size="16pt" style:font-size-asian="16pt" style:font-size-complex="16pt"/>
    </style:style>
    <style:style style:name="T6" style:family="text">
      <style:text-properties fo:color="#800000" style:font-name="Hack" fo:font-size="16pt" style:font-size-asian="16pt" style:font-size-complex="16pt"/>
    </style:style>
    <style:style style:name="T7" style:family="text">
      <style:text-properties style:font-name="PT Astra Sans" fo:font-size="18pt" style:font-size-asian="18pt" style:font-size-complex="18pt"/>
    </style:style>
    <style:style style:name="T8" style:family="text">
      <style:text-properties style:font-name="PT Astra Sans1" fo:font-weight="bold" style:font-weight-asian="bold" style:font-weight-complex="bold"/>
    </style:style>
    <style:style style:name="T9" style:family="text">
      <style:text-properties style:font-name="PT Astra Sans1" fo:font-size="18pt"/>
    </style:style>
    <style:style style:name="T10" style:family="text">
      <style:text-properties style:font-name="PT Astra Sans" fo:font-size="18pt"/>
    </style:style>
    <style:style style:name="T11" style:family="text">
      <style:text-properties style:text-outline="false" style:text-line-through-style="none" style:text-line-through-type="none" style:font-name="PT Astra Sans1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8pt" style:language-asian="en" style:country-asian="US" style:font-style-asian="normal" style:font-weight-asian="bold" style:font-name-complex="Mangal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font-name="PT Astra Sans1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PT Astra Sans1" fo:font-size="14pt" style:font-size-asian="18pt" style:font-size-complex="18pt"/>
    </style:style>
    <style:style style:name="T14" style:family="text">
      <style:text-properties style:font-name="MonospaceTypewriter" fo:font-size="10pt" style:font-size-asian="10pt" style:font-size-complex="10pt"/>
    </style:style>
    <style:style style:name="T15" style:family="text">
      <style:text-properties style:font-name="MonospaceTypewriter" fo:font-size="10pt" fo:font-style="italic" style:font-size-asian="10pt" style:font-style-asian="italic" style:font-size-complex="10pt" style:font-style-complex="italic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style:font-name="Hack"/>
    </style:style>
    <style:style style:name="T18" style:family="text">
      <style:text-properties style:use-window-font-color="true" style:text-outline="false" style:text-line-through-style="none" style:text-line-through-type="none" style:font-name="PT Astra Sans1" fo:font-size="18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Liberation Sans1" fo:font-size="16pt" style:font-size-asian="16pt" style:font-size-complex="16pt"/>
    </style:style>
    <style:style style:name="T20" style:family="text">
      <style:text-properties style:font-name="Hack" fo:font-size="16pt" fo:font-style="italic" style:font-size-asian="16pt" style:font-style-asian="italic" style:font-size-complex="16pt" style:font-style-complex="italic"/>
    </style:style>
    <style:style style:name="T21" style:family="text">
      <style:text-properties fo:color="#004586" style:font-name="Hack" fo:font-size="16pt" style:font-size-asian="16pt" style:font-size-complex="16pt"/>
    </style:style>
    <style:style style:name="T22" style:family="text">
      <style:text-properties style:font-name="Hack" fo:font-size="16pt" fo:font-style="normal" style:font-size-asian="16pt" style:font-style-asian="normal" style:font-size-complex="16pt" style:font-style-complex="normal"/>
    </style:style>
    <style:style style:name="T23" style:family="text">
      <style:text-properties fo:color="#004586" style:font-name="Hack" fo:font-size="16pt" fo:font-style="italic" style:font-size-asian="16pt" style:font-style-asian="italic" style:font-size-complex="16pt" style:font-style-complex="italic"/>
    </style:style>
    <style:style style:name="T24" style:family="text">
      <style:text-properties fo:font-size="18pt"/>
    </style:style>
    <style:style style:name="T25" style:family="text">
      <style:text-properties style:font-name="MonospaceTypewriter" fo:font-size="12pt" style:font-size-asian="12pt" style:font-size-complex="12pt"/>
    </style:style>
    <style:style style:name="T26" style:family="text">
      <style:text-properties fo:color="#000000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4586" style:text-outline="false" style:text-line-through-style="none" style:text-line-through-type="none" style:font-name="Hack" fo:font-size="13pt" fo:font-style="normal" fo:text-shadow="none" style:text-underline-style="none" fo:font-weight="normal" style:letter-kerning="true" style:font-name-asian="Consolas" style:font-size-asian="13pt" style:font-style-asian="normal" style:font-weight-asian="normal" style:font-name-complex="Consola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line-through-type="none" style:font-name="Hack" fo:font-size="13pt" fo:font-style="italic" fo:text-shadow="none" style:text-underline-style="none" fo:font-weight="normal" style:letter-kerning="true" style:font-name-asian="Consolas" style:font-size-asian="13pt" style:font-style-asian="italic" style:font-weight-asian="normal" style:font-name-complex="Consolas" style:font-size-complex="13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4586" style:text-outline="false" style:text-line-through-style="none" style:text-line-through-type="none" style:font-name="Hack" fo:font-size="13pt" fo:text-shadow="none" style:text-underline-style="none" fo:font-weight="normal" style:letter-kerning="true" style:font-name-asian="Consolas" style:font-size-asian="13pt" style:font-weight-asian="normal" style:font-name-complex="Consolas" style:font-size-complex="13pt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Hack" fo:font-size="13pt" style:font-size-asian="13pt" style:font-size-complex="13pt"/>
    </style:style>
    <style:style style:name="T33" style:family="text">
      <style:text-properties style:font-name="Hack" fo:font-size="13pt" fo:font-style="italic" style:font-size-asian="13pt" style:font-style-asian="italic" style:font-size-complex="13pt" style:font-style-complex="italic"/>
    </style:style>
    <style:style style:name="T34" style:family="text">
      <style:text-properties fo:color="#004586" style:font-name="Hack" fo:font-size="13pt" style:font-size-asian="13pt" style:font-size-complex="13pt"/>
    </style:style>
    <style:style style:name="T35" style:family="text">
      <style:text-properties fo:color="#808080" style:font-name="Hack"/>
    </style:style>
    <style:style style:name="T36" style:family="text">
      <style:text-properties fo:color="#990000" style:font-name="Hack"/>
    </style:style>
    <style:style style:name="T37" style:family="text">
      <style:text-properties fo:color="#004586" style:font-name="Hack"/>
    </style:style>
    <style:style style:name="T38" style:family="text">
      <style:text-properties fo:color="#0000cc" style:font-name="Hack"/>
    </style:style>
    <style:style style:name="T39" style:family="text">
      <style:text-properties style:font-name="MonospaceTypewriter"/>
    </style:style>
    <style:style style:name="T40" style:family="text">
      <style:text-properties fo:color="#800000" style:font-name="MonospaceTypewriter"/>
    </style:style>
    <style:style style:name="T41" style:family="text">
      <style:text-properties fo:color="#004586" style:font-name="MonospaceTypewriter"/>
    </style:style>
    <style:style style:name="T42" style:family="text">
      <style:text-properties fo:color="#996633" style:font-name="MonospaceTypewriter"/>
    </style:style>
    <style:style style:name="T43" style:family="text">
      <style:text-properties style:font-name="Hack" fo:font-size="22pt" style:font-size-asian="22pt" style:font-size-complex="22pt"/>
    </style:style>
    <style:style style:name="T44" style:family="text">
      <style:text-properties fo:color="#004586" style:font-name="Hack" fo:font-size="22pt" style:font-size-asian="22pt" style:font-size-complex="22pt"/>
    </style:style>
    <style:style style:name="T45" style:family="text">
      <style:text-properties fo:color="#800000" style:font-name="Hack"/>
    </style:style>
    <style:style style:name="T46" style:family="text">
      <style:text-properties style:font-name="MonospaceTypewriter" fo:font-weight="bold" style:font-weight-asian="bold" style:font-weight-complex="bold"/>
    </style:style>
    <style:style style:name="T47" style:family="text">
      <style:text-properties style:font-name="Lucida Console" fo:font-size="12pt" style:font-size-asian="12pt" style:font-size-complex="12pt"/>
    </style:style>
    <style:style style:name="T48" style:family="text">
      <style:text-properties style:font-name="PT Astra Sans1" fo:font-size="22pt" style:font-size-asian="22pt" style:font-size-complex="22pt"/>
    </style:style>
    <style:style style:name="T49" style:family="text">
      <style:text-properties style:font-name="Hack" fo:font-size="12pt" style:font-size-asian="12pt" style:font-size-complex="12pt"/>
    </style:style>
    <style:style style:name="T50" style:family="text">
      <style:text-properties style:font-name="Hack" fo:font-size="12pt" fo:font-style="italic" style:font-size-asian="12pt" style:font-style-asian="italic" style:font-size-complex="12pt" style:font-style-complex="italic"/>
    </style:style>
    <style:style style:name="T51" style:family="text">
      <style:text-properties style:font-name="Liberation Sans Narrow"/>
    </style:style>
    <style:style style:name="T52" style:family="text">
      <style:text-properties style:font-name="Hack" fo:font-size="13pt" fo:font-style="italic" style:text-underline-style="none" style:font-size-asian="13pt" style:font-style-asian="italic" style:font-size-complex="13pt" style:font-style-complex="italic"/>
    </style:style>
    <style:style style:name="T53" style:family="text">
      <style:text-properties style:use-window-font-color="true" style:text-outline="false" style:text-line-through-style="none" style:text-line-through-type="none" style:font-name="Hack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use-window-font-color="true" style:text-outline="false" style:text-line-through-style="none" style:text-line-through-type="none" style:font-name="Hack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4586" style:text-outline="false" style:text-line-through-style="none" style:text-line-through-type="none" style:font-name="Hack" fo:font-size="12pt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4586" style:text-outline="false" style:text-line-through-style="none" style:text-line-through-type="none" style:font-name="Hack" fo:font-size="12pt" fo:font-style="italic" fo:text-shadow="none" style:text-underline-style="none" fo:font-weight="normal" style:letter-kerning="true" style:font-name-asian="WenQuanYi Micro Hei" style:font-size-asian="12pt" style:font-style-asian="italic" style:font-weight-asian="normal" style:font-name-complex="Lohit Hindi" style:font-size-complex="12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color="#ffffff" style:font-name="Liberation Sans Narrow" fo:font-weight="bold" style:font-weight-asian="bold" style:font-weight-complex="bold"/>
    </style:style>
    <style:style style:name="T58" style:family="text">
      <style:text-properties style:font-name="PT Astra Sans1" fo:font-size="22pt" style:font-size-asian="28pt" style:font-size-complex="28pt"/>
    </style:style>
    <style:style style:name="T59" style:family="text">
      <style:text-properties fo:color="#336699" style:font-name="PT Astra Sans1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<text:s/></text:span><text:span text:style-name="T1">Providing Protractor <text:s/>to Java / .Net</text:span></text:p>
          </draw:text-box>
        </draw:frame>
        <draw:frame presentation:style-name="pr2" draw:text-style-name="P3" draw:layer="layout" svg:width="13.078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Angular Protractor <text:s/>in Javascript</text:span></text:p>
          </draw:text-box>
        </draw:frame>
        <draw:frame presentation:style-name="pr2" draw:text-style-name="P5" draw:layer="layout" svg:width="21.968cm" svg:height="14.946cm" svg:x="1.27cm" svg:y="6.39cm" presentation:class="outline" presentation:user-transformed="true">
          <draw:text-box>
            <text:p text:style-name="P5"><text:span text:style-name="T3">Many of technologies considered part of Protractor Angular application "end to end" integration testing framework have same or better counterparts in Java and .Net stack outside of Selenium:</text:span></text:p>
            <text:list text:style-name="L2">
              <text:list-item>
                <text:p text:style-name="P5"><text:span text:style-name="T3">mocha</text:span></text:p>
              </text:list-item>
              <text:list-item>
                <text:p text:style-name="P5"><text:span text:style-name="T3">jasmine</text:span></text:p>
              </text:list-item>
              <text:list-item>
                <text:p text:style-name="P5"><text:span text:style-name="T3">webdriverJs</text:span></text:p>
              </text:list-item>
              <text:list-item>
                <text:p text:style-name="P5"><text:span text:style-name="T3">cucumber</text:span></text:p>
              </text:list-item>
            </text:list>
            <text:p text:style-name="P5"><text:span text:style-name="T3">From Selenium perspective, two outstanding features of Protractor are Angular semantics <text:s/>integration with locator</text:span><text:span text:style-name="T3"><text:line-break/></text:span><text:span text:style-name="T3">and delegating the wait <text:s/>during element detection to </text:span><text:span text:style-name="T3"><text:line-break/></text:span><text:span text:style-name="T3">Angular runtime.</text:span></text:p>
            <text:p text:style-name="P5"><text:span text:style-name="T3"/></text:p>
          </draw:text-box>
        </draw:frame>
        <draw:frame draw:style-name="gr2" draw:text-style-name="P7" draw:layer="layout" svg:width="11.176cm" svg:height="6.327cm" svg:x="14.478cm" svg:y="10.183cm">
          <draw:text-box>
            <text:list text:style-name="L3">
              <text:list-item>
                <text:p text:style-name="P6"><text:span text:style-name="T4">Junit / testNg</text:span></text:p>
              </text:list-item>
              <text:list-item>
                <text:p text:style-name="P6"><text:span text:style-name="T4">Mockito</text:span></text:p>
              </text:list-item>
              <text:list-item>
                <text:p text:style-name="P6"><text:span text:style-name="T4">Selenium / selenium Grid</text:span></text:p>
              </text:list-item>
              <text:list-item>
                <text:p text:style-name="P6"><text:span text:style-name="T4">cuc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Bare-bones Angular page</text:span></text:p>
          </draw:text-box>
        </draw:frame>
        <draw:frame presentation:style-name="pr4" draw:text-style-name="P9" draw:layer="layout" svg:width="15.005cm" svg:height="10.651cm" svg:x="0.489cm" svg:y="5.859cm">
          <draw:text-box>
            <text:p text:style-name="P8"><text:span text:style-name="T5">&lt;html ng-app=</text:span><text:span text:style-name="T6">"myApp"</text:span><text:span text:style-name="T5">&gt;</text:span><text:span text:style-name="T5"><text:line-break/></text:span><text:span text:style-name="T5">&lt;head&gt;</text:span><text:span text:style-name="T5"><text:line-break/></text:span><text:span text:style-name="T5">&lt;script src=</text:span><text:span text:style-name="T6">"angular.js"</text:span><text:span text:style-name="T5">&gt;&lt;/script&gt;</text:span><text:span text:style-name="T5"><text:line-break/></text:span><text:span text:style-name="T5">&lt;script type=</text:span><text:span text:style-name="T6">"text/javascript"</text:span><text:span text:style-name="T5">&gt;</text:span><text:span text:style-name="T5"><text:line-break/></text:span><text:span text:style-name="T6">var app = angular.module('myApp', []);</text:span><text:span text:style-name="T6"><text:line-break/></text:span><text:span text:style-name="T6">app.controller('myCtrl', </text:span><text:span text:style-name="T6"><text:line-break/></text:span><text:span text:style-name="T6"> <text:s/>function($scope){ <text:s/></text:span><text:span text:style-name="T6"><text:line-break/></text:span><text:span text:style-name="T6"> <text:s text:c="3"/>$scope.myChoice = 1;</text:span><text:span text:style-name="T6"><text:line-break/></text:span><text:span text:style-name="T6"> <text:s text:c="3"/>$scope.options = [</text:span><text:span text:style-name="T6"><text:line-break/></text:span><text:span text:style-name="T6"> <text:s text:c="5"/>{name: 'one', value: 1},</text:span><text:span text:style-name="T6"><text:line-break/></text:span><text:span text:style-name="T6"> <text:s text:c="5"/>{name: 'two', value: 2},</text:span><text:span text:style-name="T6"><text:line-break/></text:span><text:span text:style-name="T6"> <text:s text:c="3"/>]</text:span><text:span text:style-name="T6"><text:line-break/></text:span><text:span text:style-name="T6">});</text:span><text:span text:style-name="T5"> <text:s/></text:span><text:span text:style-name="T5"><text:line-break/></text:span><text:span text:style-name="T5">&lt;/script&gt;</text:span><text:span text:style-name="T5"><text:line-break/></text:span><text:span text:style-name="T5">&lt;/head&gt;</text:span></text:p>
          </draw:text-box>
        </draw:frame>
        <draw:frame presentation:style-name="pr5" draw:text-style-name="P10" draw:layer="layout" svg:width="12.531cm" svg:height="11cm" svg:x="14.88cm" svg:y="6.096cm" presentation:class="outline" presentation:user-transformed="true">
          <draw:text-box>
            <text:p text:style-name="P8"><text:span text:style-name="T5">&lt;body ng-controller=</text:span><text:span text:style-name="T6">"myCtrl"</text:span><text:span text:style-name="T5">&gt;</text:span><text:span text:style-name="T5"><text:line-break/></text:span><text:span text:style-name="T5"> &lt;select ng-model=</text:span><text:span text:style-name="T6">"myChoice"</text:span><text:span text:style-name="T5">&gt;</text:span><text:span text:style-name="T5"><text:line-break/></text:span><text:span text:style-name="T5"> <text:s text:c="2"/>&lt;option ng-repeat=</text:span><text:span text:style-name="T6">"option in options" </text:span><text:span text:style-name="T5">value=</text:span><text:span text:style-name="T6">"{{option.value}}"</text:span><text:span text:style-name="T5"> </text:span><text:span text:style-name="T5"><text:line-break/></text:span><text:span text:style-name="T5"> <text:s/>ng-selected=</text:span><text:span text:style-name="T5"><text:line-break/></text:span><text:span text:style-name="T5"> <text:s text:c="3"/></text:span><text:span text:style-name="T6">"option.value == myChoice"</text:span><text:span text:style-name="T6"><text:line-break/></text:span><text:span text:style-name="T5">&gt;</text:span><text:span text:style-name="T6">{{option.name}}</text:span><text:span text:style-name="T5">&lt;/option&gt;</text:span><text:span text:style-name="T5"><text:line-break/></text:span><text:span text:style-name="T5"> <text:s/>&lt;/select&gt;</text:span><text:span text:style-name="T5"><text:line-break/></text:span><text:span text:style-name="T5"> <text:s/>&lt;div&gt;Value = </text:span><text:span text:style-name="T6">{{myChoice}}</text:span><text:span text:style-name="T5">&lt;/div&gt;</text:span><text:span text:style-name="T5"><text:line-break/></text:span><text:span text:style-name="T5">&lt;/body&gt;</text:span><text:span text:style-name="T5"><text:line-break/></text:span><text:span text:style-name="T5">&lt;/html&gt;</text:span></text:p>
          </draw:text-box>
        </draw:frame>
        <draw:frame draw:style-name="gr3" draw:text-style-name="P11" draw:layer="layout" svg:width="20.828cm" svg:height="4.517cm" svg:x="1.27cm" svg:y="16.764cm">
          <draw:text-box>
            <text:p>Protractor 'client side' Javascript snippets injected in the browser </text:p>
            <text:p>enable test operate same language as page developer by offering <text:line-break/>element finder methods <text:s/>"by" binding, model , repeater etc.</text:p>
            <text:p>It also provides Angular agnostic <text:s/>methods like buttonText,<text:line-break/>cssContainingText</text:p>
            <text:p/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Integration with QA / CI</text:span></text:p>
          </draw:text-box>
        </draw:frame>
        <draw:frame presentation:style-name="pr6" draw:text-style-name="P12" draw:layer="layout" svg:width="23.961cm" svg:height="9.4cm" svg:x="1.439cm" svg:y="6.35cm" presentation:class="outline" presentation:user-transformed="true">
          <draw:text-box>
            <text:list text:style-name="L2">
              <text:list-item>
                <text:p><text:span text:style-name="T7">Framework (module) layers offered for integrating Selenium Testing with CI by Java, .Net and Node.js offer similar functionality but are not easy to combine (examples exist) </text:span></text:p>
              </text:list-item>
              <text:list-item>
                <text:p><text:span text:style-name="T7">Angular MVC <text:s/>Clientside API were only available through Protractor </text:span></text:p>
              </text:list-item>
            </text:list>
          </draw:text-box>
        </draw:frame>
        <draw:frame presentation:style-name="pr7" draw:text-style-name="P13" draw:layer="layout" svg:width="19.692cm" svg:height="1.619cm" svg:x="4.254cm" svg:y="9.74cm">
          <draw:text-box>
            <text:p><text:span text:style-name="T8">Frequently Used Selenium API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_5f_" presentation:presentation-page-layout-name="AL2T3">
        <office:forms form:automatic-focus="false" form:apply-design-mode="false"/>
        <draw:frame presentation:style-name="pr8" draw:text-style-name="P1" draw:layer="layout" svg:width="21.553cm" svg:height="3.896cm" svg:x="1.4cm" svg:y="0.641cm" presentation:class="title" presentation:user-transformed="true">
          <draw:text-box>
            <text:p><text:span text:style-name="T1"><text:s/></text:span><text:span text:style-name="T1">Adding Key Protractor Methods</text:span></text:p>
          </draw:text-box>
        </draw:frame>
        <draw:custom-shape draw:style-name="gr4" draw:text-style-name="P14" draw:layer="layout" svg:width="1.863cm" svg:height="1.293cm" svg:x="12.997cm" svg:y="11.385cm">
          <text:p/>
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26989"/>
            <draw:equation draw:name="f7" draw:formula="?f4 / 903882"/>
            <draw:equation draw:name="f8" draw:formula="0 * ?f5 / 1626989"/>
            <draw:equation draw:name="f9" draw:formula="0 * ?f4 / 903882"/>
            <draw:equation draw:name="f10" draw:formula="1626989 * ?f5 / 1626989"/>
            <draw:equation draw:name="f11" draw:formula="903882 * ?f4 / 903882"/>
            <draw:equation draw:name="f12" draw:formula="?f8 / ?f6"/>
            <draw:equation draw:name="f13" draw:formula="?f9 / ?f7"/>
            <draw:equation draw:name="f14" draw:formula="?f10 / ?f6"/>
            <draw:equation draw:name="f15" draw:formula="?f11 / ?f7"/>
            <draw:equation draw:name="f16" draw:formula="?f0 / ?f6"/>
            <draw:equation draw:name="f17" draw:formula="?f1 / ?f6"/>
            <draw:equation draw:name="f18" draw:formula="?f2 / ?f7"/>
            <draw:equation draw:name="f19" draw:formula="?f3 / ?f7"/>
          </draw:enhanced-geometry>
        </draw:custom-shape>
        <draw:g>
          <draw:g>
            <draw:custom-shape draw:style-name="gr5" draw:text-style-name="P15" draw:layer="layout" svg:width="1.501cm" svg:height="2.155cm" svg:x="4.956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14" draw:layer="layout" svg:width="1.926cm" svg:height="1.293cm" svg:x="6.503cm" svg:y="7.437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7" draw:text-style-name="P16" draw:layer="layout" svg:width="1.502cm" svg:height="2.155cm" svg:x="3.334cm" svg:y="7.00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8" draw:text-style-name="P17" draw:layer="layout" svg:width="1.502cm" svg:height="2.155cm" svg:x="4.142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4" draw:text-style-name="P14" draw:layer="layout" svg:width="1.863cm" svg:height="1.293cm" svg:x="2.217cm" svg:y="9.266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9" draw:text-style-name="P18" draw:layer="layout" svg:width="1.502cm" svg:height="2.155cm" svg:x="5.764cm" svg:y="8.835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9" draw:layer="layout" svg:width="1.501cm" svg:height="2.155cm" svg:x="4.956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6" draw:text-style-name="P14" draw:layer="layout" svg:width="1.926cm" svg:height="1.293cm" svg:x="6.503cm" svg:y="11.095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1" draw:text-style-name="P20" draw:layer="layout" svg:width="1.502cm" svg:height="2.155cm" svg:x="3.334cm" svg:y="10.66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12" draw:text-style-name="P21" draw:layer="layout" svg:width="1.496cm" svg:height="2.248cm" svg:x="11.121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22" draw:layer="layout" svg:width="1.918cm" svg:height="1.349cm" svg:x="12.662cm" svg:y="7.376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4" draw:text-style-name="P23" draw:layer="layout" svg:width="1.495cm" svg:height="2.248cm" svg:x="9.507cm" svg:y="6.92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2" draw:text-style-name="P21" draw:layer="layout" svg:width="1.496cm" svg:height="2.248cm" svg:x="10.311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5" draw:text-style-name="P14" draw:layer="layout" svg:width="1.855cm" svg:height="1.348cm" svg:x="8.394cm" svg:y="9.284cm">
              <text:p/>
              <draw:enhanced-geometry svg:viewBox="0 0 1626989 903882" draw:mirror-horizontal="false" draw:mirror-vertical="false" draw:text-areas="?f16 ?f18 ?f17 ?f19" draw:glue-points="?f12 ?f13 ?f14 ?f13 ?f14 ?f15 ?f12 ?f15 ?f12 ?f13" draw:type="non-primitive" draw:enhanced-path="M 0 0 L 1626989 0 1626989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26989"/>
                <draw:equation draw:name="f7" draw:formula="?f4 / 903882"/>
                <draw:equation draw:name="f8" draw:formula="0 * ?f5 / 1626989"/>
                <draw:equation draw:name="f9" draw:formula="0 * ?f4 / 903882"/>
                <draw:equation draw:name="f10" draw:formula="1626989 * ?f5 / 1626989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4" draw:text-style-name="P23" draw:layer="layout" svg:width="1.495cm" svg:height="2.248cm" svg:x="11.926cm" svg:y="8.834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2" draw:text-style-name="P21" draw:layer="layout" svg:width="1.496cm" svg:height="2.248cm" svg:x="11.121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3" draw:text-style-name="P22" draw:layer="layout" svg:width="1.918cm" svg:height="1.349cm" svg:x="12.662cm" svg:y="11.191cm">
              <text:p/>
              <draw:enhanced-geometry svg:viewBox="0 0 1681222 903882" draw:mirror-horizontal="false" draw:mirror-vertical="false" draw:text-areas="?f16 ?f18 ?f17 ?f19" draw:glue-points="?f12 ?f13 ?f14 ?f13 ?f14 ?f15 ?f12 ?f15 ?f12 ?f13" draw:type="non-primitive" draw:enhanced-path="M 0 0 L 1681222 0 1681222 903882 0 903882 0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681222"/>
                <draw:equation draw:name="f7" draw:formula="?f4 / 903882"/>
                <draw:equation draw:name="f8" draw:formula="0 * ?f5 / 1681222"/>
                <draw:equation draw:name="f9" draw:formula="0 * ?f4 / 903882"/>
                <draw:equation draw:name="f10" draw:formula="1681222 * ?f5 / 1681222"/>
                <draw:equation draw:name="f11" draw:formula="903882 * ?f4 / 903882"/>
                <draw:equation draw:name="f12" draw:formula="?f8 / ?f6"/>
                <draw:equation draw:name="f13" draw:formula="?f9 / ?f7"/>
                <draw:equation draw:name="f14" draw:formula="?f10 / ?f6"/>
                <draw:equation draw:name="f15" draw:formula="?f11 / ?f7"/>
                <draw:equation draw:name="f16" draw:formula="?f0 / ?f6"/>
                <draw:equation draw:name="f17" draw:formula="?f1 / ?f6"/>
                <draw:equation draw:name="f18" draw:formula="?f2 / ?f7"/>
                <draw:equation draw:name="f19" draw:formula="?f3 / ?f7"/>
              </draw:enhanced-geometry>
            </draw:custom-shape>
            <draw:custom-shape draw:style-name="gr14" draw:text-style-name="P23" draw:layer="layout" svg:width="1.495cm" svg:height="2.248cm" svg:x="9.507cm" svg:y="10.741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g>
            <draw:custom-shape draw:style-name="gr5" draw:text-style-name="P15" draw:layer="layout" svg:width="1.501cm" svg:height="2.155cm" svg:x="17.225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7" draw:text-style-name="P16" draw:layer="layout" svg:width="1.502cm" svg:height="2.155cm" svg:x="15.603cm" svg:y="6.96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6" draw:text-style-name="P24" draw:layer="layout" svg:width="1.502cm" svg:height="2.154cm" svg:x="16.411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7" draw:text-style-name="P18" draw:layer="layout" svg:width="1.502cm" svg:height="2.154cm" svg:x="18.032cm" svg:y="8.789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0" draw:text-style-name="P19" draw:layer="layout" svg:width="1.501cm" svg:height="2.155cm" svg:x="17.225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  <draw:custom-shape draw:style-name="gr11" draw:text-style-name="P20" draw:layer="layout" svg:width="1.502cm" svg:height="2.155cm" svg:x="15.603cm" svg:y="10.617cm">
              <text:p/>
      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1506471"/>
                <draw:equation draw:name="f7" draw:formula="?f4 / 1310630"/>
                <draw:equation draw:name="f8" draw:formula="0 * ?f5 / 1506471"/>
                <draw:equation draw:name="f9" draw:formula="655315 * ?f4 / 1310630"/>
                <draw:equation draw:name="f10" draw:formula="327658 * ?f5 / 1506471"/>
                <draw:equation draw:name="f11" draw:formula="0 * ?f4 / 1310630"/>
                <draw:equation draw:name="f12" draw:formula="1178814 * ?f5 / 1506471"/>
                <draw:equation draw:name="f13" draw:formula="1506471 * ?f5 / 1506471"/>
                <draw:equation draw:name="f14" draw:formula="1310630 * ?f4 / 1310630"/>
                <draw:equation draw:name="f15" draw:formula="?f8 / ?f6"/>
                <draw:equation draw:name="f16" draw:formula="?f9 / ?f7"/>
                <draw:equation draw:name="f17" draw:formula="?f10 / ?f6"/>
                <draw:equation draw:name="f18" draw:formula="?f11 / ?f7"/>
                <draw:equation draw:name="f19" draw:formula="?f12 / ?f6"/>
                <draw:equation draw:name="f20" draw:formula="?f13 / ?f6"/>
                <draw:equation draw:name="f21" draw:formula="?f14 / ?f7"/>
                <draw:equation draw:name="f22" draw:formula="?f0 / ?f6"/>
                <draw:equation draw:name="f23" draw:formula="?f1 / ?f6"/>
                <draw:equation draw:name="f24" draw:formula="?f2 / ?f7"/>
                <draw:equation draw:name="f25" draw:formula="?f3 / ?f7"/>
              </draw:enhanced-geometry>
            </draw:custom-shape>
          </draw:g>
          <draw:frame draw:style-name="gr18" draw:text-style-name="P25" draw:layer="layout" svg:width="3.582cm" svg:height="1.051cm" svg:x="3.906cm" svg:y="13.855cm">
            <draw:text-box>
              <text:p><text:span text:style-name="T9">Java</text:span></text:p>
            </draw:text-box>
          </draw:frame>
          <draw:frame draw:style-name="gr18" draw:text-style-name="P26" draw:layer="layout" svg:width="3.581cm" svg:height="1.051cm" svg:x="9.767cm" svg:y="13.855cm">
            <draw:text-box>
              <text:p><text:span text:style-name="T10">Node.js</text:span></text:p>
            </draw:text-box>
          </draw:frame>
          <draw:frame draw:style-name="gr19" draw:text-style-name="P26" draw:layer="layout" svg:width="3.581cm" svg:height="2.36cm" svg:x="15.79cm" svg:y="14.071cm">
            <draw:text-box>
              <text:p><text:span text:style-name="T10">jProractor, Protractor-net</text:span></text:p>
            </draw:text-box>
          </draw:frame>
        </draw:g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WebDriver Wire Protocol</text:span></text:p>
          </draw:text-box>
        </draw:frame>
        <draw:frame presentation:style-name="pr7" draw:text-style-name="P13" draw:layer="layout" svg:width="19.692cm" svg:height="1.619cm" svg:x="4.254cm" svg:y="9.74cm">
          <draw:text-box>
            <text:p><text:span text:style-name="T8">Frequently Used Selenium API</text:span></text:p>
          </draw:text-box>
        </draw:frame>
        <draw:frame draw:style-name="standard" draw:layer="layout" svg:width="25.681cm" svg:height="12.203cm" svg:x="0.343cm" svg:y="5.8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7"><text:span text:style-name="T11">Command</text:span></text:p>
              </table:table-cell>
              <table:table-cell>
                <text:p><text:span text:style-name="T12">Method</text:span></text:p>
              </table:table-cell>
              <table:table-cell>
                <text:p><text:span text:style-name="T12">URI Template</text:span></text:p>
              </table:table-cell>
            </table:table-row>
            <table:table-row table:style-name="ro2" table:default-cell-style-name="ce3">
              <table:table-cell>
                <text:p><text:span text:style-name="T13">Find Element</text:span></text:p>
              </table:table-cell>
              <table:table-cell>
                <text:p><text:span text:style-name="T13">POS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</text:span></text:p>
              </table:table-cell>
            </table:table-row>
            <table:table-row table:style-name="ro3" table:default-cell-style-name="ce3">
              <table:table-cell>
                <text:p><text:span text:style-name="T13">Find Element fron Another </text:span></text:p>
              </table:table-cell>
              <table:table-cell>
                <text:p><text:span text:style-name="T13">POS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element id}/element</text:span></text:p>
              </table:table-cell>
            </table:table-row>
            <table:table-row table:style-name="ro4" table:default-cell-style-name="ce3">
              <table:table-cell>
                <text:p><text:span text:style-name="T13">Get Element Attribute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attribute/{</text:span><text:span text:style-name="T15">name</text:span><text:span text:style-name="T14">}</text:span></text:p>
              </table:table-cell>
            </table:table-row>
            <table:table-row table:style-name="ro3" table:default-cell-style-name="ce3">
              <table:table-cell>
                <text:p><text:span text:style-name="T13">Get Element Property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property/{</text:span><text:span text:style-name="T15">name</text:span><text:span text:style-name="T14">}</text:span></text:p>
              </table:table-cell>
            </table:table-row>
            <table:table-row table:style-name="ro3" table:default-cell-style-name="ce3">
              <table:table-cell>
                <text:p><text:span text:style-name="T13">Get Element CSS Value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css/{</text:span><text:span text:style-name="T15">property name</text:span><text:span text:style-name="T14">}</text:span></text:p>
              </table:table-cell>
            </table:table-row>
            <table:table-row table:style-name="ro3" table:default-cell-style-name="ce3">
              <table:table-cell>
                <text:p><text:span text:style-name="T13">Get Element Text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text</text:span></text:p>
              </table:table-cell>
            </table:table-row>
            <table:table-row table:style-name="ro3" table:default-cell-style-name="ce3">
              <table:table-cell>
                <text:p><text:span text:style-name="T13">Get Element Tag Nate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name</text:span></text:p>
              </table:table-cell>
            </table:table-row>
            <table:table-row table:style-name="ro3" table:default-cell-style-name="ce3">
              <table:table-cell>
                <text:p><text:span text:style-name="T13">Get Element Rectangle position </text:span></text:p>
              </table:table-cell>
              <table:table-cell>
                <text:p><text:span text:style-name="T13">GE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lement/{</text:span><text:span text:style-name="T15">element id</text:span><text:span text:style-name="T14">}/rect</text:span></text:p>
              </table:table-cell>
            </table:table-row>
            <table:table-row table:style-name="ro2" table:default-cell-style-name="ce3">
              <table:table-cell>
                <text:p><text:span text:style-name="T13">Execute Script</text:span></text:p>
              </table:table-cell>
              <table:table-cell>
                <text:p><text:span text:style-name="T13">POS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xecute/sync</text:span></text:p>
              </table:table-cell>
            </table:table-row>
            <table:table-row table:style-name="ro5" table:default-cell-style-name="ce3">
              <table:table-cell>
                <text:p><text:span text:style-name="T13">Execute Async script</text:span></text:p>
              </table:table-cell>
              <table:table-cell>
                <text:p><text:span text:style-name="T13">POST</text:span></text:p>
              </table:table-cell>
              <table:table-cell table:style-name="ce4">
                <text:p><text:span text:style-name="T14">/session/{</text:span><text:span text:style-name="T15">session id</text:span><text:span text:style-name="T14">}/execute/asyn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8" draw:layer="layout" svg:width="19.4cm" svg:height="0.763cm" svg:x="0.254cm" svg:y="18.795cm">
          <draw:text-box>
            <text:p><text:span text:style-name="T16">https://w3c.github.io/webdriver/webdriver-spec.html#dfn-comman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><text:span text:style-name="T1">Protracrot methods</text:span></text:p>
          </draw:text-box>
        </draw:frame>
        <draw:frame draw:style-name="standard" draw:layer="layout" svg:width="21.589cm" svg:height="12.258cm" svg:x="1.27cm" svg:y="5.646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 text:style-name="P27"><text:span text:style-name="T11">Method</text:span></text:p>
              </table:table-cell>
            </table:table-row>
            <table:table-row table:style-name="ro7">
              <table:table-cell table:style-name="ce5">
                <text:p text:style-name="P29">model</text:p>
              </table:table-cell>
            </table:table-row>
            <table:table-row table:style-name="ro8">
              <table:table-cell table:style-name="ce5">
                <text:p text:style-name="P29">binding </text:p>
              </table:table-cell>
            </table:table-row>
            <table:table-row table:style-name="ro9">
              <table:table-cell table:style-name="ce5">
                <text:p text:style-name="P29">options</text:p>
              </table:table-cell>
            </table:table-row>
            <table:table-row table:style-name="ro8">
              <table:table-cell table:style-name="ce5">
                <text:p text:style-name="P29">selectedOption, selectedRepeaterOption</text:p>
              </table:table-cell>
            </table:table-row>
            <table:table-row table:style-name="ro8">
              <table:table-cell table:style-name="ce5">
                <text:p text:style-name="P29">repeater</text:p>
              </table:table-cell>
            </table:table-row>
            <table:table-row table:style-name="ro8">
              <table:table-cell table:style-name="ce5">
                <text:p text:style-name="P29">RepeaterRow, repeaterColumn, repeaterElement</text:p>
              </table:table-cell>
            </table:table-row>
            <table:table-row table:style-name="ro8">
              <table:table-cell table:style-name="ce5">
                <text:p text:style-name="P29">buttonText, partialButtonText</text:p>
              </table:table-cell>
            </table:table-row>
            <table:table-row table:style-name="ro8">
              <table:table-cell table:style-name="ce5">
                <text:p text:style-name="P29">cssContiningText</text:p>
              </table:table-cell>
            </table:table-row>
            <table:table-row table:style-name="ro7">
              <table:table-cell table:style-name="ce5">
                <text:p text:style-name="P29">testForAngular, waitForAngular</text:p>
              </table:table-cell>
            </table:table-row>
            <table:table-row table:style-name="ro7">
              <table:table-cell table:style-name="ce5">
                <text:p text:style-name="P29"><text:span text:style-name="T17">evalu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0" draw:text-style-name="P28" draw:layer="layout" svg:width="19.4cm" svg:height="0.763cm" svg:x="0.254cm" svg:y="18.795cm">
          <draw:text-box>
            <text:p><text:span text:style-name="T16">http://www.protractortest.org/#/ap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>
          <draw:text-box>
            <text:p text:style-name="P30"><text:span text:style-name="T1">WebDriver with Protractor API</text:span></text:p>
          </draw:text-box>
        </draw:frame>
        <draw:frame presentation:style-name="pr7" draw:text-style-name="P13" draw:layer="layout" svg:width="19.692cm" svg:height="1.619cm" svg:x="4.254cm" svg:y="9.74cm">
          <draw:text-box>
            <text:p><text:span text:style-name="T8">Frequently Used Selenium API</text:span></text:p>
          </draw:text-box>
        </draw:frame>
        <draw:frame presentation:style-name="pr10" draw:text-style-name="P32" draw:layer="layout" svg:width="25.68cm" svg:height="13cm" svg:x="0.92cm" svg:y="6cm" presentation:class="outline" presentation:user-transformed="true">
          <draw:text-box>
            <text:list text:style-name="L5">
              <text:list-item>
                <text:p text:style-name="P31"><text:span text:style-name="T18">ByClassName, ByCssSelector, ById, ByLinkText, ByName, ByPartialLinkText, ByTagName, ByXPath (nested classes of By)</text:span></text:p>
              </text:list-item>
              <text:list-item>
                <text:p text:style-name="P31"><text:span text:style-name="T18">NgBy (JavaScriptBy): <text:s/>binding, buttonText,cssContainingText, model, options, repeater, repeaterRows, repeaterElement, selectedOption, selectedRepeaterOption </text:span></text:p>
              </text:list-item>
              <text:list-item>
                <text:p text:style-name="P31"><text:span text:style-name="T18">ExpectedConditions</text:span></text:p>
              </text:list-item>
              <text:list-item>
                <text:p text:style-name="P31"><text:span text:style-name="T18">WebElement.findElements</text:span></text:p>
              </text:list-item>
              <text:list-item>
                <text:p text:style-name="P31"><text:span text:style-name="T18">WebElement.evaluate</text:span></text:p>
              </text:list-item>
              <text:list-item>
                <text:p text:style-name="P31"><text:span text:style-name="T18">Wait</text:span></text:p>
              </text:list-item>
              <text:list-item>
                <text:p text:style-name="P31"><text:span text:style-name="T18">WebDriver.waitForAngular</text:span></text:p>
              </text:list-item>
              <text:list-item>
                <text:p text:style-name="P31"><text:span text:style-name="T18">SendKeys</text:span></text:p>
              </text:list-item>
              <text:list-item>
                <text:p text:style-name="P31"><text:span text:style-name="T18">Actions</text:span></text:p>
                <text:p text:style-name="P31"><text:span text:style-name="T18">`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>
          <draw:text-box>
            <text:p><text:span text:style-name="T1">Anotating the code</text:span></text:p>
          </draw:text-box>
        </draw:frame>
        <draw:frame presentation:style-name="pr12" draw:text-style-name="P29" draw:layer="layout" svg:width="20.902cm" svg:height="11.629cm" svg:x="1.318cm" svg:y="5.69cm" presentation:class="outline" presentation:user-transformed="true">
          <draw:text-box>
            <text:p text:style-name="P33"><text:span text:style-name="T5"/></text:p>
            <text:p text:style-name="P34"><text:span text:style-name="T19">Core Selenim 'By' classes support *a generic* DOM node therefore need annotated</text:span><text:span text:style-name="T5">:</text:span></text:p>
            <text:p text:style-name="P34"><text:span text:style-name="T5">// finding selected customer</text:span><text:span text:style-name="T5"><text:line-break/></text:span><text:span text:style-name="T5">WebElement </text:span><text:span text:style-name="T20">element</text:span><text:span text:style-name="T5"> = </text:span><text:span text:style-name="T20">driver</text:span><text:span text:style-name="T5">.findElement(By.xpath(</text:span><text:span text:style-name="T5"><text:line-break/></text:span><text:span text:style-name="T5"> <text:s/></text:span><text:span text:style-name="T21">"/div[13]/ul/li[4]/select"</text:span><text:span text:style-name="T5">));</text:span></text:p>
            <text:p text:style-name="P34"><text:span text:style-name="T5">WebElement </text:span><text:span text:style-name="T20">element</text:span><text:span text:style-name="T5"> = </text:span><text:span text:style-name="T20">driver</text:span><text:span text:style-name="T5">.findElement(By.cssSelector(</text:span><text:span text:style-name="T5"><text:line-break/></text:span><text:span text:style-name="T5"> <text:s/></text:span><text:span text:style-name="T21">"div#outer div.inner"</text:span><text:span text:style-name="T5">));</text:span></text:p>
            <text:p text:style-name="P34"><text:span text:style-name="T19">Javascript frequently used for visual cue:</text:span></text:p>
            <text:p text:style-name="P34"><text:span text:style-name="T5">// highlight</text:span><text:span text:style-name="T5"><text:line-break/></text:span><text:span text:style-name="T5">(JavascriptExecutor) driver.executeScript(</text:span><text:span text:style-name="T5"><text:line-break/></text:span><text:span text:style-name="T5"><text:tab/></text:span><text:span text:style-name="T21">"arguments[0].style.border='3px solid yellow'"</text:span><text:span text:style-name="T5">, element);</text:span></text:p>
            <text:p text:style-name="P34"><text:span text:style-name="T19">And can be equally used as well to return element information:</text:span></text:p>
            <text:p text:style-name="P34"><text:span text:style-name="T5">Object </text:span><text:span text:style-name="T20">result</text:span><text:span text:style-name="T5"> = </text:span><text:span text:style-name="T22">(JavascriptExecutor)driver</text:span><text:span text:style-name="T5">.executeScript(</text:span><text:span text:style-name="T23">"return</text:span><text:span text:style-name="T23"><text:line-break/></text:span><text:span text:style-name="T23"> <text:s text:c="3"/>angular.identity(angular.element(arguments[0])).html();"</text:span><text:span text:style-name="T5">, </text:span><text:span text:style-name="T20">element</text:span><text:span text:style-name="T5">);</text:span></text:p>
            <text:list text:style-name="L2">
              <text:list-header>
                <text:p text:style-name="P29"><text:span text:style-name="T5"/></text:p>
              </text:list-header>
            </text:list>
          </draw:text-box>
        </draw:frame>
        <draw:frame draw:style-name="gr21" draw:text-style-name="P35" draw:layer="layout" svg:width="0.502cm" svg:height="2.581cm" svg:x="21.162cm" svg:y="8.876cm">
          <draw:text-box>
            <text:p><text:span text:style-name="T24"/></text:p>
            <text:p><text:span text:style-name="T24"><text:line-break/></text:span><text:span text:style-name="T24"/></text:p>
          </draw:text-box>
        </draw:frame>
        <draw:frame draw:style-name="gr22" draw:text-style-name="P35" draw:layer="layout" svg:width="0.502cm" svg:height="1.811cm" svg:x="6.348cm" svg:y="13.422cm">
          <draw:text-box>
            <text:p><text:span text:style-name="T24"/></text:p>
            <text:p><text:span text:style-name="T24"/></text:p>
          </draw:text-box>
        </draw:frame>
        <draw:frame draw:style-name="gr23" draw:text-style-name="P36" draw:layer="layout" svg:width="15.302cm" svg:height="0.868cm" svg:x="2.279cm" svg:y="17.752cm">
          <draw:text-box>
            <text:p><text:span text:style-name="T25">https://docs.angularjs.org/api/ng/function/angular.identit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3T14">
        <office:forms form:automatic-focus="false" form:apply-design-mode="false"/>
        <draw:frame presentation:style-name="pr13" draw:text-style-name="P1" draw:layer="layout" svg:width="21.553cm" svg:height="3.463cm" svg:x="1.4cm" svg:y="0.836cm" presentation:class="title" presentation:user-transformed="true">
          <draw:text-box>
            <text:p text:style-name="P30"><text:span text:style-name="T1">Convenience of Protractor Locators</text:span></text:p>
          </draw:text-box>
        </draw:frame>
        <draw:frame presentation:style-name="pr6" draw:text-style-name="P29" draw:layer="layout" svg:width="21.814cm" svg:height="12.773cm" svg:x="1.465cm" svg:y="6.061cm" presentation:class="outline" presentation:user-transformed="true">
          <draw:text-box>
            <text:p text:style-name="P37"><text:span text:style-name="T5"><text:line-break/></text:span><text:span text:style-name="T26">Tests become more readable once locators reflect the context</text:span></text:p>
            <text:p text:style-name="P37"><text:span text:style-name="T27">NgWebElement cell = ngDriver.findElement(</text:span><text:span text:style-name="T27"><text:line-break/></text:span><text:span text:style-name="T27"> <text:s/>NgBy.repeaterElement(</text:span><text:span text:style-name="T28">"row in rows"</text:span><text:span text:style-name="T27">, </text:span><text:span text:style-name="T28">rowNum</text:span><text:span text:style-name="T27">, </text:span><text:span text:style-name="T28">"cellName"</text:span><text:span text:style-name="T27">));</text:span></text:p>
            <text:p text:style-name="P38"><text:span text:style-name="T27">ngDriver.findElement(ByAngular.repeater(</text:span><text:span text:style-name="T28">"car in Cars"</text:span><text:span text:style-name="T27">)</text:span><text:span text:style-name="T27"><text:line-break/></text:span><text:span text:style-name="T27"> <text:s text:c="7"/>.row(</text:span><text:span text:style-name="T28">2</text:span><text:span text:style-name="T27">)</text:span><text:span text:style-name="T27"><text:line-break/></text:span><text:span text:style-name="T27"> <text:s text:c="7"/>.column(</text:span><text:span text:style-name="T28">"item.isSelected"</text:span><text:span text:style-name="T27">)).click(); </text:span></text:p>
            <text:p text:style-name="P37"><text:span text:style-name="T29">List&lt;WebElement&gt; </text:span><text:span text:style-name="T30">customers</text:span><text:span text:style-name="T29"> = </text:span><text:span text:style-name="T30">ngDriver</text:span><text:span text:style-name="T29">.findElements(NgBy.repeater(</text:span><text:span text:style-name="T31">"cust in Customers"</text:span><text:span text:style-name="T29">));</text:span><text:span text:style-name="T29"><text:line-break/></text:span><text:span text:style-name="T29"><text:line-break/></text:span><text:span text:style-name="T29">NgWebElement </text:span><text:span text:style-name="T30">selectedCustomer</text:span><text:span text:style-name="T29"> = </text:span><text:span text:style-name="T30">ngDriver</text:span><text:span text:style-name="T29">.findElement(NgBy.</text:span><text:span text:style-name="T27">model(</text:span><text:span text:style-name="T28">"selectedCustomer"</text:span><text:span text:style-name="T27">));</text:span></text:p>
            <text:p text:style-name="P37"><text:span text:style-name="T27">WebElement </text:span><text:span text:style-name="T30">customerName</text:span><text:span text:style-name="T27"> = </text:span><text:span text:style-name="T30">selectedCustomer</text:span><text:span text:style-name="T27">.findElement(NgBy.binding(</text:span><text:span text:style-name="T28">"Name"</text:span><text:span text:style-name="T27">));</text:span><text:span text:style-name="T32"><text:line-break/></text:span><text:span text:style-name="T32"><text:line-break/></text:span><text:span text:style-name="T32">Object customer</text:span><text:span text:style-name="T33">Country</text:span><text:span text:style-name="T32"> = </text:span><text:span text:style-name="T30">selectedCustomer</text:span><text:span text:style-name="T32">.evaluate(</text:span><text:span text:style-name="T34">"customer.Country"</text:span><text:span text:style-name="T32">);</text:span></text:p>
            <text:p text:style-name="P37"><text:span text:style-name="T32">ArrayList&lt;Long&gt; accounts = (ArrayList&lt;Long&gt;) </text:span><text:span text:style-name="T32"><text:line-break/></text:span><text:span text:style-name="T32"> <text:s/>new NgWebElement(ngDriver, </text:span><text:span text:style-name="T30">selectedCustomer</text:span><text:span text:style-name="T32">).evaluate(</text:span><text:span text:style-name="T32"><text:line-break/></text:span><text:span text:style-name="T34">"customer.accountNo"</text:span><text:span text:style-name="T32">);</text:span></text:p>
          </draw:text-box>
        </draw:frame>
        <draw:frame draw:style-name="gr22" draw:text-style-name="P35" draw:layer="layout" svg:width="0.502cm" svg:height="1.811cm" svg:x="21.162cm" svg:y="8.775cm">
          <draw:text-box>
            <text:p><text:span text:style-name="T24"/></text:p>
            <text:p><text:span text:style-name="T24"/></text:p>
          </draw:text-box>
        </draw:frame>
        <draw:frame draw:style-name="gr22" draw:text-style-name="P35" draw:layer="layout" svg:width="0.502cm" svg:height="1.811cm" svg:x="6.348cm" svg:y="13.265cm">
          <draw:text-box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>
          <draw:text-box>
            <text:p><text:span text:style-name="T1">Protractor and Cucumber</text:span></text:p>
          </draw:text-box>
        </draw:frame>
        <draw:frame presentation:style-name="pr6" draw:text-style-name="P40" draw:layer="layout" svg:width="20.902cm" svg:height="12.174cm" svg:x="1.302cm" svg:y="5.362cm" presentation:class="outline" presentation:user-transformed="true">
          <draw:text-box>
            <text:p text:style-name="P39"><text:span text:style-name="T35">@test </text:span><text:span text:style-name="T36">Scenario Outline</text:span><text:span text:style-name="T17">: Existing Customer Login </text:span></text:p>
            <text:p text:style-name="P39"><text:span text:style-name="T17"><text:s text:c="2"/></text:span><text:span text:style-name="T36">Given</text:span><text:span text:style-name="T17"> I am at the Home Page</text:span></text:p>
            <text:p text:style-name="P39"><text:span text:style-name="T17"><text:s text:c="2"/></text:span><text:span text:style-name="T36">When</text:span><text:span text:style-name="T17"> I continue as </text:span><text:span text:style-name="T37">"Customer Login"</text:span><text:span text:style-name="T17"> </text:span></text:p>
            <text:p text:style-name="P39"><text:span text:style-name="T17"><text:s text:c="2"/></text:span><text:span text:style-name="T36">And</text:span><text:span text:style-name="T17"> I am existing customer </text:span><text:span text:style-name="T37">"&lt;FirstName&gt;"</text:span><text:span text:style-name="T17">, </text:span><text:span text:style-name="T37">"&lt;LastName&gt;"</text:span><text:span text:style-name="T17"> </text:span></text:p>
            <text:p text:style-name="P39"><text:span text:style-name="T17"><text:s text:c="2"/></text:span><text:span text:style-name="T36">Then</text:span><text:span text:style-name="T17"> I am greeted by </text:span><text:span text:style-name="T37">"&lt;FirstName&gt;"</text:span><text:span text:style-name="T17">, </text:span><text:span text:style-name="T38">"&lt;LastName&gt;"</text:span><text:span text:style-name="T17"> </text:span></text:p>
            <text:p text:style-name="P39"><text:span text:style-name="T17"><text:s text:c="2"/></text:span><text:span text:style-name="T36">And</text:span><text:span text:style-name="T17"> I see balance on one of my accounts </text:span><text:span text:style-name="T37">"&lt;AccountNumbers&gt;"</text:span></text:p>
            <text:p text:style-name="P39"><text:span text:style-name="T17"><text:s text:c="2"/></text:span><text:span text:style-name="T36">And</text:span><text:span text:style-name="T17"> I can switch to any of accounts </text:span><text:span text:style-name="T37">"&lt;AccountNumbers&gt;"</text:span><text:span text:style-name="T17"> I have</text:span></text:p>
            <text:p text:style-name="P39"><text:span text:style-name="T17"><text:s text:c="2"/></text:span><text:span text:style-name="T36">And</text:span><text:span text:style-name="T17"> I can not see any other accounts...</text:span></text:p>
            <text:p text:style-name="P39"><text:span text:style-name="T17"><text:s text:c="2"/></text:span><text:span text:style-name="T36">Examples</text:span><text:span text:style-name="T17">: </text:span></text:p>
            <text:p text:style-name="P39"><text:span text:style-name="T17"><text:s text:c="2"/></text:span><text:span text:style-name="T17">|</text:span><text:span text:style-name="T37"> AccountNumbers</text:span><text:span text:style-name="T17"> | </text:span><text:span text:style-name="T37">FirstName</text:span><text:span text:style-name="T17"> | </text:span><text:span text:style-name="T37">LastName</text:span><text:span text:style-name="T17"> | </text:span></text:p>
            <text:p text:style-name="P39"><text:span text:style-name="T17"><text:s text:c="2"/></text:span><text:span text:style-name="T17">| </text:span><text:span text:style-name="T37">1004,1005,1006</text:span><text:span text:style-name="T17"> | </text:span><text:span text:style-name="T37">Harry</text:span><text:span text:style-name="T17"> | </text:span><text:span text:style-name="T37">Potter</text:span><text:span text:style-name="T17"> |</text:span></text:p>
          </draw:text-box>
        </draw:frame>
        <draw:frame draw:style-name="gr24" draw:text-style-name="P36" draw:layer="layout" svg:width="14.977cm" svg:height="1.841cm" svg:x="1.79cm" svg:y="19.268cm">
          <draw:text-box>
            <text:p><text:span text:style-name="T25">https://github.com/sergueik/jProtractor/blob/master/src/test/java/com/jprotractor/integration/NgWay2AutomationIntegrationTest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2T3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>
          <draw:text-box>
            <text:p><text:span text:style-name="T1">Step Definitions</text:span></text:p>
          </draw:text-box>
        </draw:frame>
        <draw:frame presentation:style-name="pr5" draw:text-style-name="P42" draw:layer="layout" svg:width="10.2cm" svg:height="13.423cm" svg:x="1.195cm" svg:y="6.061cm" presentation:class="outline" presentation:user-transformed="true">
          <draw:text-box>
            <text:p><text:span text:style-name="T39">@Test</text:span></text:p>
            <text:p><text:span text:style-name="T39">public void testCustomerLogin() throws Exception {</text:span></text:p>
            <text:p><text:span text:style-name="T40">// When I proceed to "Customer Login"</text:span></text:p>
            <text:p><text:span text:style-name="T39">ngDriver.findElement(</text:span></text:p>
            <text:p text:style-name="P41"><text:span text:style-name="T39">NgBy.buttonText(</text:span><text:span text:style-name="T41">"Customer Login"</text:span><text:span text:style-name="T39">)).click();</text:span></text:p>
            <text:p><text:span text:style-name="T40"/></text:p>
            <text:p><text:span text:style-name="T40">// And I choose from existing customers</text:span></text:p>
            <text:p><text:span text:style-name="T39">for (WebElement currentCustomer : ngDriver.findElements(</text:span></text:p>
            <text:p><text:span text:style-name="T39">NgBy.repeater(</text:span><text:span text:style-name="T41">"cust in Customers"</text:span><text:span text:style-name="T39">)))) {</text:span></text:p>
            <text:p><text:span text:style-name="T39"><text:s text:c="2"/></text:span><text:span text:style-name="T39">if (currentCustomer.getText().indexOf(</text:span></text:p>
            <text:p><text:span text:style-name="T41">"Harry Potter"</text:span><text:span text:style-name="T39">) &gt;= 0) { </text:span></text:p>
            <text:p><text:span text:style-name="T39">currentCustomer.click();}</text:span></text:p>
            <text:p><text:span text:style-name="T39">} </text:span></text:p>
            <text:p><text:span text:style-name="T40">// And I log in</text:span></text:p>
            <text:p><text:span text:style-name="T39">ngDriver.findElement(NgBy.buttonText(</text:span><text:span text:style-name="T41">"Login"</text:span><text:span text:style-name="T39">)).click();</text:span></text:p>
            <text:p><text:span text:style-name="T40">// Then I am greeted by my first and last name</text:span></text:p>
            <text:p><text:span text:style-name="T39">assertThat(ngDriver.findElement(NgBy.binding(</text:span><text:span text:style-name="T41">"user"</text:span><text:span text:style-name="T39">)).getText(), containsString(</text:span><text:span text:style-name="T41">"Harry"</text:span><text:span text:style-name="T39">));</text:span></text:p>
            <text:p><text:span text:style-name="T39"/></text:p>
          </draw:text-box>
        </draw:frame>
        <draw:frame presentation:style-name="pr5" draw:text-style-name="P42" draw:layer="layout" svg:width="10.2cm" svg:height="14.072cm" svg:x="12.11cm" svg:y="5.628cm" presentation:class="outline" presentation:user-transformed="true">
          <draw:text-box>
            <text:p><text:span text:style-name="T42">// And I see one of my accounts</text:span></text:p>
            <text:p><text:span text:style-name="T39">Matcher matcher = Pattern.compile(</text:span></text:p>
            <text:p><text:span text:style-name="T41">"(1004|1005|1006)"</text:span><text:span text:style-name="T39">)</text:span></text:p>
            <text:p><text:span text:style-name="T39">.matcher(</text:span></text:p>
            <text:p><text:span text:style-name="T39">ngDriver.findElement(NgBy.binding(</text:span><text:span text:style-name="T41">"accountNo"</text:span><text:span text:style-name="T39">)).getText());</text:span></text:p>
            <text:p><text:span text:style-name="T39">assertTrue(matcher.find());</text:span></text:p>
            <text:p><text:span text:style-name="T39"/></text:p>
            <text:p><text:span text:style-name="T39">Enumeration&lt;WebElement&gt; accounts = Collections.enumeration(ngDriver</text:span></text:p>
            <text:p><text:span text:style-name="T39">.findElements(NgBy.options(</text:span></text:p>
            <text:p><text:span text:style-name="T41">"account for account in Accounts"</text:span><text:span text:style-name="T39">)));</text:span></text:p>
            <text:p><text:span text:style-name="T39">while (accounts.hasMoreElements()) {</text:span></text:p>
            <text:p><text:span text:style-name="T39"><text:s text:c="2"/></text:span><text:span text:style-name="T40">// And I can not see any other accounts then my own</text:span></text:p>
            <text:p><text:span text:style-name="T39"><text:s text:c="2"/></text:span><text:span text:style-name="T39">matcher = Pattern.compile(</text:span></text:p>
            <text:p><text:span text:style-name="T41">"^(?!1004|1005|1006).*$"</text:span><text:span text:style-name="T39">)</text:span></text:p>
            <text:p><text:span text:style-name="T39">.matcher(</text:span></text:p>
            <text:p><text:span text:style-name="T39">accounts.nextElement().getText());</text:span></text:p>
            <text:p><text:span text:style-name="T39"><text:s text:c="2"/></text:span><text:span text:style-name="T39">assertFalse(matcher.find());</text:span></text:p>
            <text:p><text:span text:style-name="T39">}</text:span></text:p>
            <text:p><text:span text:style-name="T39"/></text:p>
            <text:p><text:span text:style-name="T39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3T14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>
          <draw:text-box>
            <text:p><text:span text:style-name="T1">Protractor Annotations</text:span></text:p>
          </draw:text-box>
        </draw:frame>
        <draw:frame presentation:style-name="pr6" draw:text-style-name="P40" draw:layer="layout" svg:width="20.902cm" svg:height="5.679cm" svg:x="1.302cm" svg:y="5.362cm" presentation:class="outline" presentation:user-transformed="true">
          <draw:text-box>
            <text:p text:style-name="P39"><text:span text:style-name="T43">NgWebElement firstNumber = ngDriver.findElement(NgBy.model(</text:span><text:span text:style-name="T44">"first"</text:span><text:span text:style-name="T43">));</text:span></text:p>
            <text:p text:style-name="P39"><text:span text:style-name="T43"/></text:p>
            <text:p text:style-name="P39"><text:span text:style-name="T43">NgWebElement operator= ngDriver.findElement(NgBy.options(</text:span><text:span text:style-name="T43"><text:line-break/></text:span><text:span text:style-name="T44">"value for (key, value) in operators"</text:span><text:span text:style-name="T43">));</text:span></text:p>
            <text:p text:style-name="P39"><text:span text:style-name="T43"/></text:p>
            <text:p text:style-name="P39"><text:span text:style-name="T43"/></text:p>
          </draw:text-box>
        </draw:frame>
        <draw:frame presentation:style-name="pr6" draw:text-style-name="P39" draw:layer="layout" svg:width="20.902cm" svg:height="6.771cm" svg:x="1.4cm" svg:y="11.847cm" presentation:class="outline" presentation:user-transformed="true">
          <draw:text-box>
            <text:p text:style-name="P39"><text:span text:style-name="T17">@FindBy(how = </text:span><text:span text:style-name="T45">How.MODEL</text:span><text:span text:style-name="T17">, using = </text:span><text:span text:style-name="T37">"first"</text:span><text:span text:style-name="T17">)</text:span></text:p>
            <text:p text:style-name="P39"><text:span text:style-name="T17"><text:s/></text:span><text:span text:style-name="T17">private WebElement firstNumber;</text:span></text:p>
            <text:p text:style-name="P39"><text:span text:style-name="T17">@FindBy(how = </text:span><text:span text:style-name="T45">How.OPTIONS</text:span><text:span text:style-name="T17">, using = </text:span><text:span text:style-name="T17"><text:line-break/></text:span><text:span text:style-name="T37">"value for (key, value) in operators"</text:span><text:span text:style-name="T17">)</text:span></text:p>
            <text:p text:style-name="P39"><text:span text:style-name="T17"><text:s/></text:span><text:span text:style-name="T17">private WebElement operatorSelect;</text:span></text:p>
            <text:p text:style-name="P39"><text:span text:style-name="T17"><text:s/></text:span><text:span text:style-name="T17">new Select(operatorSelect).selectByValue(</text:span><text:span text:style-name="T37">"MULTIPLICATION"</text:span><text:span text:style-name="T17">);</text:span></text:p>
          </draw:text-box>
        </draw:frame>
        <draw:frame draw:style-name="gr25" draw:text-style-name="P36" draw:layer="layout" svg:width="14.977cm" svg:height="0.868cm" svg:x="1.79cm" svg:y="19.268cm">
          <draw:text-box>
            <text:p><text:span text:style-name="T25">https://github.com/henrrich/jpagefactory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_5f_" presentation:presentation-page-layout-name="AL4T1">
        <office:forms form:automatic-focus="false" form:apply-design-mode="false"/>
        <draw:frame presentation:style-name="pr14" draw:text-style-name="P44" draw:layer="layout" svg:width="21.553cm" svg:height="3.506cm" svg:x="1.4cm" svg:y="0.836cm" presentation:class="title">
          <draw:text-box>
            <text:p><text:span text:style-name="T46">Clientsidescripts.js</text:span></text:p>
          </draw:text-box>
        </draw:frame>
        <draw:frame presentation:style-name="pr15" draw:text-style-name="P46" draw:layer="layout" svg:width="20.902cm" svg:height="11.907cm" svg:x="1.4cm" svg:y="5.628cm" presentation:class="outline">
          <draw:text-box>
            <text:p text:style-name="P45"><text:span text:style-name="T47"/></text:p>
            <text:p text:style-name="P45"><text:span text:style-name="T47"><text:s/></text:span><text:span text:style-name="T25">var element = arguments[0];</text:span><text:span text:style-name="T25"><text:line-break/></text:span><text:span text:style-name="T25"> var expression = arguments[1];</text:span><text:span text:style-name="T25"><text:line-break/></text:span><text:span text:style-name="T25"> return angular.element(element).scope().$eval(expression);</text:span></text:p>
          </draw:text-box>
        </draw:frame>
        <draw:frame draw:style-name="gr26" draw:text-style-name="P47" draw:layer="layout" svg:width="15.14cm" svg:height="1.275cm" svg:x="2.116cm" svg:y="18.185cm">
          <draw:text-box>
            <text:p><text:span text:style-name="T16">https://github.com/angular/protractor/blob/master/lib/clientsidescripts.js#L623</text:span></text:p>
          </draw:text-box>
        </draw:frame>
        <draw:frame draw:style-name="gr27" draw:text-style-name="P49" draw:layer="layout" svg:width="16.767cm" svg:height="3.247cm" svg:x="2.441cm" svg:y="6.061cm">
          <draw:text-box>
            <text:p><text:span text:style-name="T48">18 methods</text:span></text:p>
            <text:p text:style-name="P48"><text:span text:style-name="T48">3 to &gt; 100 lines of JavaScript / method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_5f_" presentation:presentation-page-layout-name="AL4T1">
        <office:forms form:automatic-focus="false" form:apply-design-mode="false"/>
        <draw:frame presentation:style-name="pr14" draw:text-style-name="P44" draw:layer="layout" svg:width="21.553cm" svg:height="3.506cm" svg:x="1.4cm" svg:y="0.836cm" presentation:class="title">
          <draw:text-box>
            <text:p><text:span text:style-name="T46">Clientsidescripts.js</text:span></text:p>
          </draw:text-box>
        </draw:frame>
        <draw:frame presentation:style-name="pr16" draw:text-style-name="P50" draw:layer="layout" svg:width="20.902cm" svg:height="12.99cm" svg:x="1.4cm" svg:y="5.628cm" presentation:class="outline" presentation:user-transformed="true">
          <draw:text-box>
            <text:p text:style-name="P37"><text:span text:style-name="T49">var findBindings = function(binding, exactMatch, using, rootSelector) {</text:span><text:span text:style-name="T49"><text:line-break/></text:span><text:span text:style-name="T49"> <text:s text:c="3"/>var root = document.querySelector(rootSelector || </text:span><text:span text:style-name="T50">'body'</text:span><text:span text:style-name="T49">);</text:span><text:span text:style-name="T49"><text:line-break/></text:span><text:span text:style-name="T49"> <text:s text:c="3"/>using = using || document;</text:span><text:span text:style-name="T49"><text:line-break/></text:span><text:span text:style-name="T49"> <text:s text:c="3"/>var bindings = using.getElementsByClassName(</text:span><text:span text:style-name="T50">'ng-binding'</text:span><text:span text:style-name="T49">);</text:span><text:span text:style-name="T49"><text:line-break/></text:span><text:span text:style-name="T49"> <text:s text:c="3"/>var </text:span><text:span text:style-name="T50">matches</text:span><text:span text:style-name="T49"> = [];</text:span><text:span text:style-name="T49"><text:line-break/></text:span><text:span text:style-name="T49"> <text:s text:c="3"/>for (var i = 0; i &lt; bindings.length; ++i) {</text:span><text:span text:style-name="T49"><text:line-break/></text:span><text:span text:style-name="T49"> <text:s text:c="5"/>var dataBinding = angular.element(bindings[i]).data(</text:span><text:span text:style-name="T50">'$binding'</text:span><text:span text:style-name="T49">);</text:span><text:span text:style-name="T49"><text:line-break/></text:span><text:span text:style-name="T49"> <text:s text:c="5"/>var bindingName = dataBinding.exp || dataBinding[0].exp || dataBinding;</text:span><text:span text:style-name="T49"><text:line-break/></text:span><text:span text:style-name="T49"> <text:s text:c="5"/>var matcher = new RegExp('({|\\s|^|\\|)' +</text:span><text:span text:style-name="T49"><text:line-break/></text:span><text:span text:style-name="T49"> <text:s text:c="19"/>binding.replace(/[\-\[\]\/\{\}\(\)\*\+\?\.\\\^\$\|]/g, '\\$&amp;') +</text:span><text:span text:style-name="T49"><text:line-break/></text:span><text:span text:style-name="T49"> <text:s text:c="19"/>'(}|\\s|$|\\|)');</text:span><text:span text:style-name="T49"><text:line-break/></text:span><text:span text:style-name="T49"> <text:s text:c="15"/>if (matcher.test(bindingName)) {</text:span><text:span text:style-name="T49"><text:line-break/></text:span><text:span text:style-name="T49"> <text:s text:c="19"/>matches.push(bindings[i]);</text:span><text:span text:style-name="T49"><text:line-break/></text:span><text:span text:style-name="T49"> <text:s text:c="15"/>}</text:span><text:span text:style-name="T49"><text:line-break/></text:span><text:span text:style-name="T49"> <text:s text:c="3"/>}</text:span><text:span text:style-name="T49"><text:line-break/></text:span><text:span text:style-name="T49">return matches; /* Return the array for webdriver.findElements. */</text:span><text:span text:style-name="T49"><text:line-break/></text:span><text:span text:style-name="T49">};</text:span><text:span text:style-name="T49"><text:line-break/></text:span><text:span text:style-name="T49"><text:line-break/></text:span><text:span text:style-name="T49">var using = arguments[0] || document; </text:span><text:span text:style-name="T49"><text:line-break/></text:span><text:span text:style-name="T49">var binding = arguments[1]; </text:span><text:span text:style-name="T49"><text:line-break/></text:span><text:span text:style-name="T49">var rootSelector = arguments[2];</text:span><text:span text:style-name="T49"><text:line-break/></text:span><text:span text:style-name="T49">return findBindings(binding, using, rootSelector);</text:span></text:p>
            <text:p text:style-name="P37"><text:span text:style-name="T49"/></text:p>
          </draw:text-box>
        </draw:frame>
        <draw:frame draw:style-name="gr28" draw:text-style-name="P47" draw:layer="layout" svg:width="14.814cm" svg:height="1.275cm" svg:x="2.116cm" svg:y="18.875cm">
          <draw:text-box>
            <text:p><text:span text:style-name="T16">https://github.com/angular/protractor/blob/master/lib/clientsidescripts.js#L115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9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4T1">
        <office:forms form:automatic-focus="false" form:apply-design-mode="false"/>
        <draw:frame presentation:style-name="pr11" draw:text-style-name="P30" draw:layer="layout" svg:width="21.553cm" svg:height="3.506cm" svg:x="1.4cm" svg:y="0.836cm" presentation:class="title">
          <draw:text-box>
            <text:p><text:span text:style-name="T1">Java Plumbing </text:span><text:span text:style-name="T51"><text:s/></text:span></text:p>
          </draw:text-box>
        </draw:frame>
        <draw:frame presentation:style-name="pr5" draw:text-style-name="P52" draw:layer="layout" svg:width="20.902cm" svg:height="11.907cm" svg:x="1.4cm" svg:y="5.628cm" presentation:class="outline">
          <draw:text-box>
            <text:p text:style-name="P51"><text:span text:style-name="T32"/></text:p>
            <text:p text:style-name="P51"><text:span text:style-name="T32">public final class JavaScriptBy extends By {</text:span><text:span text:style-name="T32"><text:line-break/></text:span><text:span text:style-name="T32"> <text:s/>public List&lt;WebElement&gt; findElements(final SearchContext </text:span><text:span text:style-name="T33">context</text:span><text:span text:style-name="T32">) {</text:span><text:span text:style-name="T32"><text:line-break/></text:span><text:span text:style-name="T32"> <text:s text:c="3"/>final Object[] </text:span><text:span text:style-name="T33">scriptargs</text:span><text:span text:style-name="T32"> = new Object[this.</text:span><text:span text:style-name="T33">args</text:span><text:span text:style-name="T32">.length + 1]</text:span><text:span text:style-name="T32"><text:line-break/></text:span><text:span text:style-name="T32"> <text:s text:c="3"/>scriptargs[0] = this.</text:span><text:span text:style-name="T33">root</text:span><text:span text:style-name="T32">;</text:span><text:span text:style-name="T32"><text:line-break/></text:span><text:span text:style-name="T32"> <text:s text:c="3"/>System.arraycopy(this.</text:span><text:span text:style-name="T33">args</text:span><text:span text:style-name="T32">, 0, </text:span><text:span text:style-name="T33">scriptargs</text:span><text:span text:style-name="T32">, 1, this.</text:span><text:span text:style-name="T33">args</text:span><text:span text:style-name="T32">.length);</text:span><text:span text:style-name="T32"><text:line-break/></text:span><text:span text:style-name="T32"> <text:s text:c="3"/>return this.elements(</text:span><text:span text:style-name="T33">context</text:span><text:span text:style-name="T32">, </text:span><text:span text:style-name="T33">scriptargs</text:span><text:span text:style-name="T32">);</text:span><text:span text:style-name="T32"><text:line-break/></text:span><text:span text:style-name="T32"> <text:s/>}</text:span></text:p>
            <text:p text:style-name="P51"><text:span text:style-name="T32">private List&lt;WebElement&gt; elements( final SearchContext </text:span><text:span text:style-name="T33">context</text:span><text:span text:style-name="T32">, final Object[] </text:span><text:span text:style-name="T33">args</text:span><text:span text:style-name="T32">) {</text:span><text:span text:style-name="T32"><text:line-break/></text:span><text:span text:style-name="T32"> <text:s text:c="3"/>List&lt;WebElement&gt; </text:span><text:span text:style-name="T33">elements</text:span><text:span text:style-name="T32"> = (List&lt;WebElement&gt;) this.executor(</text:span><text:span text:style-name="T33">context</text:span><text:span text:style-name="T32">) <text:s text:c="57"/>.executeScript(this.script.content(), </text:span><text:span text:style-name="T33">args</text:span><text:span text:style-name="T32">);</text:span></text:p>
            <text:p text:style-name="P51"><text:span text:style-name="T32"><text:s text:c="4"/></text:span><text:span text:style-name="T32">return (</text:span><text:span text:style-name="T33">elements</text:span><text:span text:style-name="T32"> == null) ? new ArrayList&lt;WebElement&gt;() : </text:span><text:span text:style-name="T52">elements</text:span><text:span text:style-name="T32">;</text:span><text:span text:style-name="T32"><text:line-break/></text:span><text:span text:style-name="T32"> <text:s/>}</text:span><text:span text:style-name="T32"><text:line-break/></text:span><text:span text:style-name="T32">}</text:span></text:p>
          </draw:text-box>
        </draw:frame>
        <draw:frame draw:style-name="gr29" draw:text-style-name="P47" draw:layer="layout" svg:width="17.093cm" svg:height="1.275cm" svg:x="0.813cm" svg:y="18.835cm">
          <draw:text-box>
            <text:p><text:span text:style-name="T16">https://github.com/sergueik/jProtractor/blob/master/src/main/java/com/jprotractor/JavaScriptBy.java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4T1">
        <office:forms form:automatic-focus="false" form:apply-design-mode="false"/>
        <draw:frame presentation:style-name="pr11" draw:text-style-name="P1" draw:layer="layout" svg:width="21.553cm" svg:height="3.506cm" svg:x="1.4cm" svg:y="0.836cm" presentation:class="title">
          <draw:text-box>
            <text:p><text:span text:style-name="T1">Java Plumbing , contd.</text:span></text:p>
          </draw:text-box>
        </draw:frame>
        <draw:frame presentation:style-name="pr5" draw:text-style-name="P54" draw:layer="layout" svg:width="20.902cm" svg:height="15.804cm" svg:x="1.4cm" svg:y="5.628cm" presentation:class="outline" presentation:user-transformed="true">
          <draw:text-box>
            <text:p text:style-name="P53"><text:span text:style-name="T53">public static By model(final String </text:span><text:span text:style-name="T54">model</text:span><text:span text:style-name="T53">) {</text:span><text:span text:style-name="T53"><text:line-break/></text:span><text:span text:style-name="T53"> <text:s/>return new JavaScriptBy(new FindModel(), </text:span><text:span text:style-name="T54">model</text:span><text:span text:style-name="T53">)</text:span><text:span text:style-name="T53"><text:line-break/></text:span><text:span text:style-name="T53">}</text:span></text:p>
            <text:p text:style-name="P53"><text:span text:style-name="T53">public final class FindModel implements Script {</text:span><text:span text:style-name="T53"><text:line-break/></text:span><text:span text:style-name="T53"> <text:s text:c="3"/>public String content() {</text:span><text:span text:style-name="T53"><text:line-break/></text:span><text:span text:style-name="T53"> <text:s text:c="7"/>return new Loader(</text:span><text:span text:style-name="T55">"model"</text:span><text:span text:style-name="T53">).content();</text:span><text:span text:style-name="T53"><text:line-break/></text:span><text:span text:style-name="T53"> <text:s text:c="3"/>}</text:span><text:span text:style-name="T53"><text:line-break/></text:span><text:span text:style-name="T53">}</text:span></text:p>
            <text:p text:style-name="P53"><text:span text:style-name="T53">final class Loader {</text:span><text:span text:style-name="T53"><text:line-break/></text:span><text:span text:style-name="T53"> <text:s text:c="3"/>Loader(final String </text:span><text:span text:style-name="T54">file</text:span><text:span text:style-name="T53">) {</text:span><text:span text:style-name="T53"><text:line-break/></text:span><text:span text:style-name="T53"> <text:s text:c="7"/>this.</text:span><text:span text:style-name="T54">filename</text:span><text:span text:style-name="T53"> = file + </text:span><text:span text:style-name="T55">".js"</text:span><text:span text:style-name="T53">;</text:span><text:span text:style-name="T53"><text:line-break/></text:span><text:span text:style-name="T53"> <text:s text:c="3"/>}</text:span></text:p>
            <text:p text:style-name="P53"><text:span text:style-name="T53"><text:s text:c="4"/></text:span><text:span text:style-name="T53">String content() {</text:span><text:span text:style-name="T53"><text:line-break/></text:span><text:span text:style-name="T53"> <text:s text:c="5"/>final InputStream </text:span><text:span text:style-name="T54">stream</text:span><text:span text:style-name="T53"> = Loader.class.getClassLoader()</text:span><text:span text:style-name="T53"><text:line-break/></text:span><text:span text:style-name="T53"> <text:s text:c="4"/>.getResourceAsStream(this.filename);</text:span><text:span text:style-name="T53"><text:line-break/></text:span><text:span text:style-name="T53"> <text:s text:c="5"/>Final byte[] </text:span><text:span text:style-name="T54">bytes</text:span><text:span text:style-name="T53"> = new byte[stream.available()];</text:span><text:span text:style-name="T53"><text:line-break/></text:span><text:span text:style-name="T53"> <text:s text:c="5"/>Stream.read(</text:span><text:span text:style-name="T54">bytes</text:span><text:span text:style-name="T53">);</text:span><text:span text:style-name="T53"><text:line-break/></text:span><text:span text:style-name="T53"> <text:s text:c="5"/>return new String(</text:span><text:span text:style-name="T54">bytes</text:span><text:span text:style-name="T53">, </text:span><text:span text:style-name="T56">"UTF-8"</text:span><text:span text:style-name="T53">);</text:span><text:span text:style-name="T53"><text:line-break/></text:span><text:span text:style-name="T53">}</text:span></text:p>
            <text:p text:style-name="P53"><text:span text:style-name="T53"/></text:p>
          </draw:text-box>
        </draw:frame>
        <draw:frame draw:style-name="gr30" draw:text-style-name="P47" draw:layer="layout" svg:width="16.767cm" svg:height="0.826cm" svg:x="3.255cm" svg:y="20.134cm">
          <draw:text-box>
            <text:p><text:span text:style-name="T16">https://github.com/sergueik/jProtractor/tree/master/src/main/java/com/jprotractor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_5f_" presentation:presentation-page-layout-name="AL3T14">
        <office:forms form:automatic-focus="false" form:apply-design-mode="false"/>
        <draw:frame presentation:style-name="pr14" draw:text-style-name="P1" draw:layer="layout" svg:width="21.553cm" svg:height="3.506cm" svg:x="1.4cm" svg:y="0.836cm" presentation:class="title" presentation:user-transformed="true">
          <draw:text-box>
            <text:p><text:span text:style-name="T1">Questions, Demos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_5f_" presentation:presentation-page-layout-name="AL3T14">
        <office:forms form:automatic-focus="false" form:apply-design-mode="false"/>
        <draw:frame presentation:style-name="pr14" draw:text-style-name="P55" draw:layer="layout" svg:width="21.553cm" svg:height="3.506cm" svg:x="1.4cm" svg:y="0.836cm" presentation:class="title" presentation:user-transformed="true">
          <draw:text-box>
            <text:p><text:span text:style-name="T57">Resources</text:span></text:p>
          </draw:text-box>
        </draw:frame>
        <draw:frame presentation:style-name="pr17" draw:text-style-name="P56" draw:layer="layout" svg:width="20.902cm" svg:height="6.711cm" svg:x="1.4cm" svg:y="5.628cm" presentation:class="outline" presentation:user-transformed="true">
          <draw:text-box>
            <text:list text:style-name="L2">
              <text:list-item>
                <text:p><text:span text:style-name="T48"><text:a xlink:href="https://github.com/angular/protractor" xlink:type="simple">https://github.com/angular/protractor</text:a></text:span></text:p>
              </text:list-item>
              <text:list-item>
                <text:p><text:span text:style-name="T48"><text:a xlink:href="https://github.com/caarlos0/jProtractor" xlink:type="simple">https://github.com/caarlos0/jProtractor</text:a></text:span></text:p>
              </text:list-item>
              <text:list-item>
                <text:p><text:span text:style-name="T48"><text:a xlink:href="https://github.com/F1tZ81/Protractor-jvm" xlink:type="simple">https://github.com/F1tZ81/Protractor-jvm</text:a></text:span></text:p>
              </text:list-item>
              <text:list-item>
                <text:p><text:span text:style-name="T48"><text:a xlink:href="https://github.com/henrrich/jpagefactory" xlink:type="simple">https://github.com/henrrich/jpagefactory</text:a></text:span></text:p>
              </text:list-item>
              <text:list-item>
                <text:p><text:span text:style-name="T48"><text:a xlink:href="https://github.com/paul-hammant/ngWebDriver" xlink:type="simple">https://github.com/paul-hammant/ngWebDriver</text:a></text:span></text:p>
              </text:list-item>
            </text:list>
          </draw:text-box>
        </draw:frame>
        <draw:frame presentation:style-name="pr17" draw:text-style-name="P57" draw:layer="layout" svg:width="20.902cm" svg:height="3.247cm" svg:x="1.4cm" svg:y="13.422cm" presentation:class="outline" presentation:user-transformed="true">
          <draw:text-box>
            <text:list text:style-name="L2">
              <text:list-item>
                <text:p><text:span text:style-name="T58"><text:a xlink:href="https://github.com/bbaia/protractor-net" xlink:type="simple">https://github.com/bbaia/protractor-net</text:a></text:span></text:p>
              </text:list-item>
              <text:list-item>
                <text:p><text:span text:style-name="T58"><text:a xlink:href="https://github.com/sergueik/protractor-net" xlink:type="simple">https://github.com/sergueik/protractor-net</text:a></text:span></text:p>
              </text:list-item>
            </text:list>
          </draw:text-box>
        </draw:frame>
        <draw:frame draw:style-name="gr31" draw:text-style-name="P58" draw:layer="layout" svg:width="14.163cm" svg:height="2.151cm" svg:x="1.465cm" svg:y="16.876cm">
          <draw:text-box>
            <text:list text:style-name="L3">
              <text:list-item>
                <text:p><text:span text:style-name="T59"><text:a xlink:href="https://github.com/greengerong/maven-ng-protractor" xlink:type="simple">https://github.com/greengerong/maven-ng-protractor</text:a></text:span><text:span text:style-name="T59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_5f_" presentation:presentation-page-layout-name="AL2T3">
        <office:forms form:automatic-focus="false" form:apply-design-mode="false"/>
        <draw:frame presentation:style-name="pr14" draw:text-style-name="P30" draw:layer="layout" svg:width="21.553cm" svg:height="3.506cm" svg:x="1.4cm" svg:y="0.836cm" presentation:class="title" presentation:user-transformed="true">
          <draw:text-box>
            <text:p><text:span text:style-name="T1">Resources</text:span></text:p>
          </draw:text-box>
        </draw:frame>
        <draw:frame presentation:style-name="pr16" draw:text-style-name="P56" draw:layer="layout" svg:width="21.716cm" svg:height="11.907cm" svg:x="1.4cm" svg:y="5.628cm" presentation:class="outline" presentation:user-transformed="true">
          <draw:text-box>
            <text:list text:style-name="L2">
              <text:list-item>
                <text:p><text:span text:style-name="T48"><text:a xlink:href="http://www.java2s.com/Tutorials/AngularJS/" xlink:type="simple">http://www.java2s.com/Tutorials/AngularJS/</text:a></text:span></text:p>
              </text:list-item>
              <text:list-item>
                <text:p><text:span text:style-name="T48"><text:a xlink:href="http://juliemr.github.io/protractor-demo/" xlink:type="simple">http://juliemr.github.io/protractor-demo/</text:a></text:span><text:span text:style-name="T48"><text:s/></text:span></text:p>
              </text:list-item>
              <text:list-item>
                <text:p><text:span text:style-name="T48"><text:a xlink:href="http://qualityshepherd.com/angular/friends/" xlink:type="simple">http://qualityshepherd.com/angular/friends/</text:a></text:span></text:p>
              </text:list-item>
              <text:list-item>
                <text:p><text:span text:style-name="T48"><text:a xlink:href="http://www.way2automation.com/angularjs-protractor/banking" xlink:type="simple">http://www.way2automation.com/angularjs-protractor/banking</text:a></text:span></text:p>
              </text:list-item>
              <text:list-item>
                <text:p><text:span text:style-name="T48"><text:a xlink:href="https://htmlpreview.github.io/?https://github.com/angular-ui/" xlink:type="simple">https://htmlpreview.github.io/?https://github.com/angular-ui/</text:a></text:span></text:p>
              </text:list-item>
              <text:list-item>
                <text:p><text:span text:style-name="T48"><text:a xlink:href="http://amitava82.github.io/angular-multiselect/" xlink:type="simple">http://amitava82.github.io/angular-multiselect/</text:a></text:span><text:span text:style-name="T48"><text:s/></text:span></text:p>
              </text:list-item>
              <text:list-item>
                <text:p><text:span text:style-name="T48"><text:a xlink:href="http://www.codeproject.com/Articles/1066968/Developing-Protractor-tests-in-Csharp-or-Java" xlink:type="simple">http://www.codeproject.com/Articles/1066968/Developing-Protractor-tests-in-Csharp-or-Java</text:a></text:span><text:span text:style-name="T48"><text:s/>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ans1" svg:font-family="'PT Astra Sans'"/>
    <style:font-face style:name="PT Astra Sans" svg:font-family="'PT Astra Sans'" style:font-family-generic="swiss"/>
    <style:font-face style:name="Hack" svg:font-family="Hack" style:font-family-generic="modern" style:font-pitch="fixed"/>
    <style:font-face style:name="Lucida Console" svg:font-family="'Lucida Console'" style:font-family-generic="modern" style:font-pitch="fixed"/>
    <style:font-face style:name="Consolas" svg:font-family="Consolas" style:font-family-generic="swiss" style:font-pitch="fixed"/>
    <style:font-face style:name="MonospaceTypewriter" svg:font-family="Monospace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PT Astra Sans2" svg:font-family="'PT Astra Sans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.102cm" svg:stroke-color="#009933" draw:marker-start-width="0.356cm" draw:marker-start-center="false" draw:marker-end-width="0.356cm" draw:marker-end-center="false" draw:fill="solid" draw:fill-color="#cfe7f5" draw:opacity="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_5f_-background" style:display-name="Clean_-background" style:family="presentation">
      <style:graphic-properties draw:stroke="none" draw:fill="none"/>
      <style:text-properties style:letter-kerning="true"/>
    </style:style>
    <style:style style:name="Clean_5f_-backgroundobjects" style:display-name="Clea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_5f_-notes" style:display-name="Clea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_5f_-outline1" style:display-name="Clean_-outline1" style:family="presentation">
      <style:graphic-properties draw:stroke="none" draw:fill="none" draw:auto-grow-height="false" draw:fit-to-size="shrink-to-fit" style:shrink-to-fit="true">
        <text:list-style style:name="Clean_5f_-outline1" style:display-name="Clea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_5f_-outline2" style:display-name="Clean_-outline2" style:family="presentation" style:parent-style-name="Clean_5f_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_5f_-outline3" style:display-name="Clean_-outline3" style:family="presentation" style:parent-style-name="Clean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_5f_-outline4" style:display-name="Clean_-outline4" style:family="presentation" style:parent-style-name="Clea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_5f_-outline5" style:display-name="Clean_-outline5" style:family="presentation" style:parent-style-name="Clean_5f_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6" style:display-name="Clean_-outline6" style:family="presentation" style:parent-style-name="Clean_5f_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7" style:display-name="Clean_-outline7" style:family="presentation" style:parent-style-name="Clean_5f_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8" style:display-name="Clean_-outline8" style:family="presentation" style:parent-style-name="Clean_5f_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outline9" style:display-name="Clean_-outline9" style:family="presentation" style:parent-style-name="Clean_5f_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_5f_-subtitle" style:display-name="Clean_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_5f_-subtitle" style:display-name="Clea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_5f_-title" style:display-name="Clean_-title" style:family="presentation">
      <style:graphic-properties draw:stroke="none" draw:fill="none" draw:textarea-vertical-align="middle">
        <text:list-style style:name="Clean_5f_-title" style:display-name="Clea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Clean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Clean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Clea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_5f_" style:display-name="Clean_" style:page-layout-name="PM1" draw:style-name="Mdp1"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_5f_-title" draw:layer="backgroundobjects" svg:width="21.553cm" svg:height="3.506cm" svg:x="1.4cm" svg:y="0.836cm" presentation:class="title" presentation:placeholder="true">
        <draw:text-box/>
      </draw:frame>
      <draw:frame presentation:style-name="Clean_5f_-outline1" draw:layer="backgroundobjects" svg:width="20.902cm" svg:height="11.907cm" svg:x="1.4cm" svg:y="5.62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_5f_-title" draw:layer="backgroundobjects" svg:width="15.265cm" svg:height="10.475cm" svg:x="3.161cm" svg:y="2.123cm" presentation:class="page"/>
        <draw:frame presentation:style-name="Clean_5f_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5T00:10:57.701000000</meta:creation-date>
    <dc:date>2018-01-28T17:06:02.338000000</dc:date>
    <meta:editing-duration>PT3H6M41S</meta:editing-duration>
    <meta:editing-cycles>88</meta:editing-cycles>
    <meta:generator>LibreOffice/5.4.4.2$Windows_X86_64 LibreOffice_project/2524958677847fb3bb44820e40380acbe820f960</meta:generator>
    <meta:document-statistic meta:object-count="181"/>
  </office:meta>
</office:document-meta>
</file>